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9272in"/>
    </style:style>
    <style:style style:name="co2" style:family="table-column">
      <style:table-column-properties fo:break-before="auto" style:column-width="1.8835in"/>
    </style:style>
    <style:style style:name="co3" style:family="table-column">
      <style:table-column-properties fo:break-before="auto" style:column-width="3.2193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827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7984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10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 style:data-style-name="N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8" style:family="table-cell" style:parent-style-name="Default" style:data-style-name="N222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0"/>
    <style:style style:name="ce13" style:family="table-cell" style:parent-style-name="Default" style:data-style-name="N222"/>
    <style:style style:name="ce14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9" style:family="table-cell" style:parent-style-name="Default" style:data-style-name="N40">
      <style:text-properties fo:language="en" fo:country="US"/>
      <style:map style:condition="is-true-formula([.$J1]&gt;COLUMN([.A1])-3)" style:apply-style-name="Parameter" style:base-cell-address="Sheet1.A1"/>
    </style:style>
    <style:style style:name="ce20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21" style:family="table-cell" style:parent-style-name="Default" style:data-style-name="N192">
      <style:text-properties fo:language="en" fo:country="US"/>
      <style:map style:condition="is-true-formula([.$J1]&gt;COLUMN([.A1])-3)" style:apply-style-name="Parameter" style:base-cell-address="Sheet1.A1"/>
    </style:style>
    <style:style style:name="ce22" style:family="table-cell" style:parent-style-name="Default" style:data-style-name="N220">
      <style:text-properties fo:language="en" fo:country="US"/>
      <style:map style:condition="is-true-formula([.$J1]&gt;COLUMN([.A1])-3)" style:apply-style-name="Parameter" style:base-cell-address="Sheet1.A1"/>
    </style:style>
    <style:style style:name="ce23" style:family="table-cell" style:parent-style-name="Default" style:data-style-name="N223">
      <style:text-properties fo:language="en" fo:country="US"/>
      <style:map style:condition="is-true-formula([.$J1]&gt;COLUMN([.A1])-3)" style:apply-style-name="Parameter" style:base-cell-address="Sheet1.A1"/>
    </style:style>
    <style:style style:name="ce24" style:family="table-cell" style:parent-style-name="Default" style:data-style-name="N222">
      <style:text-properties fo:language="en" fo:country="US"/>
      <style:map style:condition="is-true-formula([.$J1]&gt;COLUMN([.A1])-3)" style:apply-style-name="Parameter" style:base-cell-address="Sheet1.A1"/>
    </style:style>
    <style:style style:name="ce25" style:family="table-cell" style:parent-style-name="Default">
      <style:map style:condition="is-true-formula([.$J1]&gt;COLUMN([.A1])-3)" style:apply-style-name="Parameter" style:base-cell-address="Sheet1.A1"/>
    </style:style>
    <style:style style:name="ce2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8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29" style:family="table-cell" style:parent-style-name="Default">
      <style:map style:condition="is-true-formula(AND(NOT(ISBLANK([.A1]));IF(ISERROR([.$A1]);ERRORTYPE([.$A1])=ERRORTYPE([.A1]);[.$A1]=[.A1])))" style:apply-style-name="Warning" style:base-cell-address="Sheet1.A1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  <style:map style:condition="is-true-formula(AND(NOT(ISBLANK([.A1]));IF(ISERROR([.$A1]);ERRORTYPE([.$A1])=ERRORTYPE([.A1]);[.$A1]=[.A1])))" style:apply-style-name="Warning" style:base-cell-address="Sheet1.A1"/>
    </style:style>
    <style:style style:name="ce31" style:family="table-cell" style:parent-style-name="Default" style:data-style-name="N99">
      <style:text-properties fo:language="en" fo:country="US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26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242" table:default-cell-style-name="ce10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11" office:value-type="string">
            <text:p>Actual</text:p>
          </table:table-cell>
          <table:table-cell table:style-name="ce11" office:value-type="string">
            <text:p>Inputs</text:p>
          </table:table-cell>
          <table:table-cell table:style-name="ce11" table:number-columns-repeated="6"/>
          <table:table-cell table:style-name="ce11" office:value-type="string">
            <text:p># of Inputs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Highlight</text:p>
          </table:table-cell>
          <table:table-cell table:style-name="ce11" office:value-type="string">
            <text:p>OOo says</text:p>
          </table:table-cell>
          <table:table-cell table:style-name="ce11" office:value-type="string">
            <text:p>Skip for</text:p>
          </table:table-cell>
          <table:table-cell table:style-name="ce11" office:value-type="string">
            <text:p>Custom check</text:p>
          </table:table-cell>
          <table:table-cell table:style-name="ce11"/>
          <table:table-cell table:style-name="ce11" table:formula="oooc:=AND([.Q2:.Q10000])" office:value-type="boolean" office:boolean-value="true">
            <text:p>TRUE</text:p>
          </table:table-cell>
          <table:table-cell table:style-name="ce11"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14" office:value-type="string">
            <text:p>12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style-name="ce28"/>
          <table:table-cell/>
          <table:table-cell/>
          <table:table-cell table:style-name="Default" table:formula="oooc:=IF(ISBLANK([.M2]);[.A2];[.M2])" office:value-type="float" office:value="123">
            <text:p>123</text:p>
          </table:table-cell>
          <table:table-cell table:style-name="Default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14" office:value-type="string">
            <text:p><text:s/>123 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3]);[.A3];[.M3])" office:value-type="float" office:value="123">
            <text:p>123</text:p>
          </table:table-cell>
          <table:table-cell table:style-name="Default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123.55">
            <text:p>123.55</text:p>
          </table:table-cell>
          <table:table-cell table:style-name="ce14" office:value-type="string">
            <text:p>123.5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4]);[.A4];[.M4])" office:value-type="float" office:value="123.55">
            <text:p>123.55</text:p>
          </table:table-cell>
          <table:table-cell table:style-name="Default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14" office:value-type="string">
            <text:p><text:s/>-2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5]);[.A5];[.M5])" office:value-type="float" office:value="-23">
            <text:p>-23</text:p>
          </table:table-cell>
          <table:table-cell table:style-name="Default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14" office:value-type="string">
            <text:p>100,000,0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6]);[.A6];[.M6])" office:value-type="float" office:value="100000000">
            <text:p>100000000</text:p>
          </table:table-cell>
          <table:table-cell table:style-name="Default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15" office:value-type="string">
            <text:p>20%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7]);[.A7];[.M7])" office:value-type="float" office:value="0.2">
            <text:p>0.2</text:p>
          </table:table-cell>
          <table:table-cell table:style-name="Default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1234567000">
            <text:p>1234567000</text:p>
          </table:table-cell>
          <table:table-cell table:style-name="ce16" office:value-type="string">
            <text:p>1,234.567e6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8]);[.A8];[.M8])" office:value-type="float" office:value="1234567000">
            <text:p>1234567000</text:p>
          </table:table-cell>
          <table:table-cell table:style-name="Default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16" office:value-type="string">
            <text:p>-12345e-10</text:p>
          </table:table-cell>
          <table:table-cell table:style-name="ce16"/>
          <table:table-cell table:style-name="ce14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9]);[.A9];[.M9])" office:value-type="float" office:value="-0.0000012345">
            <text:p>0</text:p>
          </table:table-cell>
          <table:table-cell table:style-name="Default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16" office:value-type="string">
            <text:p>-123,456E-12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0]);[.A10];[.M10])" office:value-type="float" office:value="-0.000000123456">
            <text:p>0</text:p>
          </table:table-cell>
          <table:table-cell table:style-name="Default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17" office:value-type="float" office:value="12.345">
            <text:p>12.3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1]);[.A11];[.M11])" office:value-type="float" office:value="12.345">
            <text:p>12.35</text:p>
          </table:table-cell>
          <table:table-cell table:style-name="Default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ooc:=VALUE([.C12])" office:value-type="float" office:value="35981">
            <text:p>35981</text:p>
          </table:table-cell>
          <table:table-cell table:style-name="ce18" office:value-type="string">
            <text:p>7/5/1998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2]);[.A12];[.M12])" office:value-type="float" office:value="35981">
            <text:p>35981</text:p>
          </table:table-cell>
          <table:table-cell table:style-name="Default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ooc:=VALUE([.C13])" office:value-type="float" office:value="35981">
            <text:p>35981</text:p>
          </table:table-cell>
          <table:table-cell table:style-name="ce16" office:value-type="string">
            <text:p>7/5/98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3]);[.A13];[.M13])" office:value-type="float" office:value="35981">
            <text:p>35981</text:p>
          </table:table-cell>
          <table:table-cell table:style-name="Default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ooc:=VALUE([.C14])" office:value-type="float" office:value="35981.5090277778">
            <text:p>35981.51</text:p>
          </table:table-cell>
          <table:table-cell table:style-name="ce16" office:value-type="string">
            <text:p>7/5/1998 12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4]);[.A14];[.M14])" office:value-type="float" office:value="35981.5090277778">
            <text:p>35981.51</text:p>
          </table:table-cell>
          <table:table-cell table:style-name="Default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ooc:=VALUE([.C15])" office:value-type="float" office:value="35981.5091898148">
            <text:p>35981.51</text:p>
          </table:table-cell>
          <table:table-cell table:style-name="ce16" office:value-type="string">
            <text:p>7/5/98 12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5]);[.A15];[.M15])" office:value-type="float" office:value="35981.5091898148">
            <text:p>35981.51</text:p>
          </table:table-cell>
          <table:table-cell table:style-name="Default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formula="oooc:=VALUE([.C16])" office:value-type="float" office:value="0.509027777777778">
            <text:p>0.51</text:p>
          </table:table-cell>
          <table:table-cell table:style-name="ce19" office:value-type="string">
            <text:p>12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6]);[.A16];[.M16])" office:value-type="float" office:value="0.509027777777778">
            <text:p>0.51</text:p>
          </table:table-cell>
          <table:table-cell table:style-name="Default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formula="oooc:=VALUE([.C17])" office:value-type="float" office:value="0.509189814814815">
            <text:p>0.51</text:p>
          </table:table-cell>
          <table:table-cell table:style-name="ce16" office:value-type="string">
            <text:p>12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7]);[.A17];[.M17])" office:value-type="float" office:value="0.509189814814815">
            <text:p>0.51</text:p>
          </table:table-cell>
          <table:table-cell table:style-name="Default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formula="oooc:=VALUE([.C18])" office:value-type="float" office:value="0.00902777777777778">
            <text:p>0.01</text:p>
          </table:table-cell>
          <table:table-cell table:style-name="ce19" office:value-type="string">
            <text:p>0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8]);[.A18];[.M18])" office:value-type="float" office:value="0.00902777777777778">
            <text:p>0.01</text:p>
          </table:table-cell>
          <table:table-cell table:style-name="Default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formula="oooc:=VALUE([.C19])" office:value-type="float" office:value="0.00918981481481482">
            <text:p>0.01</text:p>
          </table:table-cell>
          <table:table-cell table:style-name="ce16" office:value-type="string">
            <text:p>0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9]);[.A19];[.M19])" office:value-type="float" office:value="0.00918981481481481">
            <text:p>0.01</text:p>
          </table:table-cell>
          <table:table-cell table:style-name="Default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ooc:=VALUE([.C20])" office:value-type="float" office:value="35981.5090277778">
            <text:p>35981.51</text:p>
          </table:table-cell>
          <table:table-cell table:style-name="ce16" office:value-type="string">
            <text:p>7/5/1998 12:13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0]);[.A20];[.M20])" office:value-type="float" office:value="35981.5090277778">
            <text:p>35981.51</text:p>
          </table:table-cell>
          <table:table-cell table:style-name="Default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ooc:=VALUE([.C21])" office:value-type="float" office:value="35981.5091898148">
            <text:p>35981.51</text:p>
          </table:table-cell>
          <table:table-cell table:style-name="ce16" office:value-type="string">
            <text:p>7/5/98 12:13:14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1]);[.A21];[.M21])" office:value-type="float" office:value="35981.5091898148">
            <text:p>35981.51</text:p>
          </table:table-cell>
          <table:table-cell table:style-name="Default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formula="oooc:=VALUE([.C22])" office:value-type="float" office:value="0.509027777777778">
            <text:p>0.51</text:p>
          </table:table-cell>
          <table:table-cell table:style-name="ce19" office:value-type="string">
            <text:p>12:13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2]);[.A22];[.M22])" office:value-type="float" office:value="0.509027777777778">
            <text:p>0.51</text:p>
          </table:table-cell>
          <table:table-cell table:style-name="Default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formula="oooc:=VALUE([.C23])" office:value-type="float" office:value="0.509189814814815">
            <text:p>0.51</text:p>
          </table:table-cell>
          <table:table-cell table:style-name="ce16" office:value-type="string">
            <text:p>12:13:14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3]);[.A23];[.M23])" office:value-type="float" office:value="0.509189814814815">
            <text:p>0.51</text:p>
          </table:table-cell>
          <table:table-cell table:style-name="Default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formula="oooc:=VALUE([.C24])" office:value-type="float" office:value="0.509027777777778">
            <text:p>0.51</text:p>
          </table:table-cell>
          <table:table-cell table:style-name="ce19" office:value-type="string">
            <text:p>0:13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4]);[.A24];[.M24])" office:value-type="float" office:value="0.509027777777778">
            <text:p>0.51</text:p>
          </table:table-cell>
          <table:table-cell table:style-name="Default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formula="oooc:=VALUE([.C25])" office:value-type="float" office:value="0.509189814814815">
            <text:p>0.51</text:p>
          </table:table-cell>
          <table:table-cell table:style-name="ce16" office:value-type="string">
            <text:p>0:13:14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5]);[.A25];[.M25])" office:value-type="float" office:value="0.509189814814815">
            <text:p>0.51</text:p>
          </table:table-cell>
          <table:table-cell table:style-name="Default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formula="oooc:=VALUE([.C26])" office:value-type="float" office:value="0.00902777777777778">
            <text:p>0.01</text:p>
          </table:table-cell>
          <table:table-cell table:style-name="ce19" office:value-type="string">
            <text:p>12:13 A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6]);[.A26];[.M26])" office:value-type="float" office:value="0.00902777777777778">
            <text:p>0.01</text:p>
          </table:table-cell>
          <table:table-cell table:style-name="Default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formula="oooc:=VALUE([.C27])" office:value-type="float" office:value="0.00918981481481482">
            <text:p>0.01</text:p>
          </table:table-cell>
          <table:table-cell table:style-name="ce16" office:value-type="string">
            <text:p>12:13:14 A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7]);[.A27];[.M27])" office:value-type="float" office:value="0.00918981481481481">
            <text:p>0.01</text:p>
          </table:table-cell>
          <table:table-cell table:style-name="Default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formula="oooc:=VALUE([.C28])" office:value-type="float" office:value="0.00902777777777778">
            <text:p>0.01</text:p>
          </table:table-cell>
          <table:table-cell table:style-name="ce19" office:value-type="string">
            <text:p>0:13 A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8]);[.A28];[.M28])" office:value-type="float" office:value="0.00902777777777778">
            <text:p>0.01</text:p>
          </table:table-cell>
          <table:table-cell table:style-name="Default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formula="oooc:=VALUE([.C29])" office:value-type="float" office:value="0.00918981481481482">
            <text:p>0.01</text:p>
          </table:table-cell>
          <table:table-cell table:style-name="ce16" office:value-type="string">
            <text:p>0:13:14 A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29]);[.A29];[.M29])" office:value-type="float" office:value="0.00918981481481481">
            <text:p>0.01</text:p>
          </table:table-cell>
          <table:table-cell table:style-name="Default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0959">
            <text:p>10959</text:p>
          </table:table-cell>
          <table:table-cell table:formula="oooc:=VALUE([.C30])" office:value-type="float" office:value="10959">
            <text:p>10959</text:p>
          </table:table-cell>
          <table:table-cell table:style-name="ce19" office:value-type="string">
            <text:p>1/1/3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30]);[.A30];[.M30])" office:value-type="float" office:value="10959">
            <text:p>10959</text:p>
          </table:table-cell>
          <table:table-cell table:style-name="Default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47483">
            <text:p>47483</text:p>
          </table:table-cell>
          <table:table-cell table:formula="oooc:=VALUE([.C31])" office:value-type="float" office:value="47483">
            <text:p>47483</text:p>
          </table:table-cell>
          <table:table-cell table:style-name="ce16" office:value-type="string">
            <text:p>12/31/2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31]);[.A31];[.M31])" office:value-type="float" office:value="47483">
            <text:p>47483</text:p>
          </table:table-cell>
          <table:table-cell table:style-name="Default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ooc:=VALUE([.C32])" office:value-type="float" office:value="35981">
            <text:p>35981</text:p>
          </table:table-cell>
          <table:table-cell table:style-name="ce19" office:value-type="string">
            <text:p>1998/7/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32]);[.A32];[.M32])" office:value-type="float" office:value="35981">
            <text:p>35981</text:p>
          </table:table-cell>
          <table:table-cell table:style-name="Default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ooc:=VALUE([.C33])" office:value-type="float" office:value="35981.5090277778">
            <text:p>35981.51</text:p>
          </table:table-cell>
          <table:table-cell table:style-name="ce16" office:value-type="string">
            <text:p>1998/7/5 12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33]);[.A33];[.M33])" office:value-type="float" office:value="35981.5090277778">
            <text:p>35981.51</text:p>
          </table:table-cell>
          <table:table-cell table:style-name="Default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ooc:=VALUE([.C34])" office:value-type="float" office:value="35981.5091898148">
            <text:p>35981.51</text:p>
          </table:table-cell>
          <table:table-cell table:style-name="ce16" office:value-type="string">
            <text:p>1998/7/5 12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34]);[.A34];[.M34])" office:value-type="float" office:value="35981.5091898148">
            <text:p>35981.51</text:p>
          </table:table-cell>
          <table:table-cell table:style-name="Default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ooc:=VALUE([.C35])" office:value-type="float" office:value="35981">
            <text:p>35981</text:p>
          </table:table-cell>
          <table:table-cell table:style-name="ce19" office:value-type="string">
            <text:p>1998-7-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35]);[.A35];[.M35])" office:value-type="float" office:value="35981">
            <text:p>35981</text:p>
          </table:table-cell>
          <table:table-cell table:style-name="Default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ooc:=VALUE([.C36])" office:value-type="float" office:value="35981.5090277778">
            <text:p>35981.51</text:p>
          </table:table-cell>
          <table:table-cell table:style-name="ce16" office:value-type="string">
            <text:p>1998-7-5 12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36]);[.A36];[.M36])" office:value-type="float" office:value="35981.5090277778">
            <text:p>35981.51</text:p>
          </table:table-cell>
          <table:table-cell table:style-name="Default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ooc:=VALUE([.C37])" office:value-type="float" office:value="35981.5091898148">
            <text:p>35981.51</text:p>
          </table:table-cell>
          <table:table-cell table:style-name="ce16" office:value-type="string">
            <text:p>1998-7-5 12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37]);[.A37];[.M37])" office:value-type="float" office:value="35981.5091898148">
            <text:p>35981.51</text:p>
          </table:table-cell>
          <table:table-cell table:style-name="Default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ooc:=VALUE([.C38])" office:value-type="float" office:value="0">
            <text:p>Err:502</text:p>
          </table:table-cell>
          <table:table-cell table:style-name="ce16" office:value-type="string">
            <text:p>This is not a number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string">
            <text:p>Err:502</text:p>
          </table:table-cell>
          <table:table-cell/>
          <table:table-cell/>
          <table:table-cell table:style-name="Default" table:formula="oooc:=IF(ISBLANK([.M38]);[.A38];[.M38])" office:value-type="string" office:string-value="Err:502">
            <text:p>Err:502</text:p>
          </table:table-cell>
          <table:table-cell table:style-name="Default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12.345">
            <text:p>12.35</text:p>
          </table:table-cell>
          <table:table-cell table:formula="oooc:=N([.C40])" office:value-type="float" office:value="12.345">
            <text:p>12.35</text:p>
          </table:table-cell>
          <table:table-cell table:style-name="ce17" office:value-type="float" office:value="12.345">
            <text:p>12.3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style-name="ce28"/>
          <table:table-cell/>
          <table:table-cell/>
          <table:table-cell table:style-name="Default" table:formula="oooc:=IF(ISBLANK([.M40]);[.A40];[.M40])" office:value-type="float" office:value="12.345">
            <text:p>12.35</text:p>
          </table:table-cell>
          <table:table-cell table:style-name="Default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N([.C41])" office:value-type="float" office:value="12345">
            <text:p>12345</text:p>
          </table:table-cell>
          <table:table-cell table:style-name="ce17" office:value-type="string">
            <text:p>123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12345">
            <text:p>12345</text:p>
          </table:table-cell>
          <table:table-cell/>
          <table:table-cell/>
          <table:table-cell table:style-name="Default" table:formula="oooc:=IF(ISBLANK([.M41]);[.A41];[.M41])" office:value-type="float" office:value="12345">
            <text:p>12345</text:p>
          </table:table-cell>
          <table:table-cell table:style-name="Default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9083">
            <text:p>39083</text:p>
          </table:table-cell>
          <table:table-cell table:formula="oooc:=N([.C42])" office:value-type="float" office:value="39083">
            <text:p>39083</text:p>
          </table:table-cell>
          <table:table-cell table:style-name="ce18" office:value-type="date" office:date-value="2007-01-01">
            <text:p>01/01/2007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42]);[.A42];[.M42])" office:value-type="float" office:value="39083">
            <text:p>39083</text:p>
          </table:table-cell>
          <table:table-cell table:style-name="Default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N([.C43])" office:value-type="float" office:value="39083">
            <text:p>39083</text:p>
          </table:table-cell>
          <table:table-cell table:style-name="ce17" office:value-type="string">
            <text:p>1/1/2007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39083">
            <text:p>39083</text:p>
          </table:table-cell>
          <table:table-cell/>
          <table:table-cell/>
          <table:table-cell table:style-name="Default" table:formula="oooc:=IF(ISBLANK([.M43]);[.A43];[.M43])" office:value-type="float" office:value="39083">
            <text:p>39083</text:p>
          </table:table-cell>
          <table:table-cell table:style-name="Default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N([.C44])" office:value-type="float" office:value="1">
            <text:p>1</text:p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44]);[.A44];[.M44])" office:value-type="float" office:value="1">
            <text:p>1</text:p>
          </table:table-cell>
          <table:table-cell table:style-name="Default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N([.C45])" office:value-type="float" office:value="0">
            <text:p>0</text:p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45]);[.A45];[.M45])" office:value-type="float" office:value="0">
            <text:p>0</text:p>
          </table:table-cell>
          <table:table-cell table:style-name="Default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7"/>
          <table:table-cell table:style-name="ce14" table:number-columns-repeated="6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ooc:=T([.C47])" office:value-type="string" office:string-value="AaBbCcDd">
            <text:p>AaBbCcDd</text:p>
          </table:table-cell>
          <table:table-cell table:style-name="ce17" office:value-type="string">
            <text:p>AaBbCcDd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style-name="ce28"/>
          <table:table-cell/>
          <table:table-cell/>
          <table:table-cell table:style-name="Default" table:formula="oooc:=IF(ISBLANK([.M47]);[.A47];[.M47])" office:value-type="string" office:string-value="AaBbCcDd">
            <text:p>AaBbCcDd</text:p>
          </table:table-cell>
          <table:table-cell table:style-name="Default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ooc:=T([.C48])" office:value-type="string" office:string-value="АаБбВвГгДд">
            <text:p>АаБбВвГгДд</text:p>
          </table:table-cell>
          <table:table-cell table:style-name="ce17" office:value-type="string">
            <text:p>АаБбВвГгДд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48]);[.A48];[.M48])" office:value-type="string" office:string-value="АаБбВвГгДд">
            <text:p>АаБбВвГгДд</text:p>
          </table:table-cell>
          <table:table-cell table:style-name="Default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49])">
            <text:p/>
          </table:table-cell>
          <table:table-cell table:style-name="ce17" office:value-type="float" office:value="123.45">
            <text:p>123.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49]);[.A49];[.M49])">
            <text:p/>
          </table:table-cell>
          <table:table-cell table:style-name="Default"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.45</text:p>
          </table:table-cell>
          <table:table-cell table:formula="oooc:=T([.C50])" office:value-type="string" office:string-value="123.45">
            <text:p>123.45</text:p>
          </table:table-cell>
          <table:table-cell table:style-name="ce17" office:value-type="string">
            <text:p>123.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50]);[.A50];[.M50])" office:value-type="string" office:string-value="123.45">
            <text:p>123.45</text:p>
          </table:table-cell>
          <table:table-cell table:style-name="Default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51])">
            <text:p/>
          </table:table-cell>
          <table:table-cell table:style-name="ce18" office:value-type="date" office:date-value="2007-01-01">
            <text:p>01/01/2007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51]);[.A51];[.M51])">
            <text:p/>
          </table:table-cell>
          <table:table-cell table:style-name="Default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/1/2007</text:p>
          </table:table-cell>
          <table:table-cell table:formula="oooc:=T([.C52])" office:value-type="string" office:string-value="1/1/2007">
            <text:p>1/1/2007</text:p>
          </table:table-cell>
          <table:table-cell table:style-name="ce17" office:value-type="string">
            <text:p>1/1/2007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52]);[.A52];[.M52])" office:value-type="string" office:string-value="1/1/2007">
            <text:p>1/1/2007</text:p>
          </table:table-cell>
          <table:table-cell table:style-name="Default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53])">
            <text:p/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53]);[.A53];[.M53])">
            <text:p/>
          </table:table-cell>
          <table:table-cell table:style-name="Default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54])">
            <text:p/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54]);[.A54];[.M54])">
            <text:p/>
          </table:table-cell>
          <table:table-cell table:style-name="Default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0</text:p>
          </table:table-cell>
          <table:table-cell table:formula="oooc:=TEXT([.C56];[.D56])" office:value-type="string" office:string-value="0">
            <text:p>0</text:p>
          </table:table-cell>
          <table:table-cell table:style-name="ce17" office:value-type="float" office:value="0">
            <text:p>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style-name="ce28"/>
          <table:table-cell/>
          <table:table-cell/>
          <table:table-cell table:style-name="Default" table:formula="oooc:=IF(ISBLANK([.M56]);[.A56];[.M56])" office:value-type="string" office:string-value="0">
            <text:p>0</text:p>
          </table:table-cell>
          <table:table-cell table:style-name="Default"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9999999999</text:p>
          </table:table-cell>
          <table:table-cell table:formula="oooc:=TEXT([.C57];[.D57])" office:value-type="string" office:string-value="99999999999.5">
            <text:p>99999999999.5</text:p>
          </table:table-cell>
          <table:table-cell table:style-name="ce21" office:value-type="float" office:value="99999999999.4999">
            <text:p>99999999999.49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99999999999.5</text:p>
          </table:table-cell>
          <table:table-cell/>
          <table:table-cell/>
          <table:table-cell table:style-name="Default" table:formula="oooc:=IF(ISBLANK([.M57]);[.A57];[.M57])" office:value-type="string" office:string-value="99999999999.5">
            <text:p>99999999999.5</text:p>
          </table:table-cell>
          <table:table-cell table:style-name="Default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+11</text:p>
          </table:table-cell>
          <table:table-cell table:formula="oooc:=TEXT([.C58];[.D58])" office:value-type="string" office:string-value="99999999999.5">
            <text:p>99999999999.5</text:p>
          </table:table-cell>
          <table:table-cell table:style-name="ce21" office:value-type="float" office:value="99999999999.5">
            <text:p>99999999999.5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99999999999.5</text:p>
          </table:table-cell>
          <table:table-cell/>
          <table:table-cell/>
          <table:table-cell table:style-name="Default" table:formula="oooc:=IF(ISBLANK([.M58]);[.A58];[.M58])" office:value-type="string" office:string-value="99999999999.5">
            <text:p>99999999999.5</text:p>
          </table:table-cell>
          <table:table-cell table:style-name="Default"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09</text:p>
          </table:table-cell>
          <table:table-cell table:formula="oooc:=TEXT([.C59];[.D59])" office:value-type="string" office:string-value="0">
            <text:p>0</text:p>
          </table:table-cell>
          <table:table-cell table:style-name="ce22" office:value-type="float" office:value="0.000000009">
            <text:p>0.000000009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0.7583in" draw:caption-point-x="-12.2154in" draw:caption-point-y="-10.7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59]);[.A59];[.M59])" office:value-type="string" office:string-value="0">
            <text:p>0</text:p>
          </table:table-cell>
          <table:table-cell table:style-name="Default"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E-09</text:p>
          </table:table-cell>
          <table:table-cell table:formula="oooc:=TEXT([.C60];[.D60])" office:value-type="string" office:string-value="0">
            <text:p>0</text:p>
          </table:table-cell>
          <table:table-cell table:style-name="ce22" office:value-type="float" office:value="0.000000009000001">
            <text:p>0.0000000090000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0.9437in" draw:caption-point-x="-12.2154in" draw:caption-point-y="-10.9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60]);[.A60];[.M60])" office:value-type="string" office:string-value="0">
            <text:p>0</text:p>
          </table:table-cell>
          <table:table-cell table:style-name="Default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-05</text:p>
          </table:table-cell>
          <table:table-cell table:formula="oooc:=TEXT([.C61];[.D61])" office:value-type="string" office:string-value="0">
            <text:p>0</text:p>
          </table:table-cell>
          <table:table-cell table:style-name="ce23" office:value-type="float" office:value="0.0000777777777777777">
            <text:p>0.0000777777777777777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1.1291in" draw:caption-point-x="-12.2154in" draw:caption-point-y="-11.1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61]);[.A61];[.M61])" office:value-type="string" office:string-value="0">
            <text:p>0</text:p>
          </table:table-cell>
          <table:table-cell table:style-name="Default"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777778</text:p>
          </table:table-cell>
          <table:table-cell table:formula="oooc:=TEXT([.C62];[.D62])" office:value-type="string" office:string-value="0">
            <text:p>0</text:p>
          </table:table-cell>
          <table:table-cell table:style-name="ce23" office:value-type="float" office:value="0.000777777777777777">
            <text:p>0.000777777777777777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1.3146in" draw:caption-point-x="-12.2154in" draw:caption-point-y="-11.3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62]);[.A62];[.M62])" office:value-type="string" office:string-value="0">
            <text:p>0</text:p>
          </table:table-cell>
          <table:table-cell table:style-name="Default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7777778</text:p>
          </table:table-cell>
          <table:table-cell table:formula="oooc:=TEXT([.C63];[.D63])" office:value-type="string" office:string-value="0.01">
            <text:p>0.01</text:p>
          </table:table-cell>
          <table:table-cell table:style-name="ce23" office:value-type="float" office:value="0.00777777777777777">
            <text:p>0.00777777777777777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1.4051in" svg:height="0.8051in" svg:x="12.2154in" svg:y="11.5in" draw:caption-point-x="-12.2154in" draw:caption-point-y="-11.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63]);[.A63];[.M63])" office:value-type="string" office:string-value="0.01">
            <text:p>0.01</text:p>
          </table:table-cell>
          <table:table-cell table:style-name="Default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77777778</text:p>
          </table:table-cell>
          <table:table-cell table:formula="oooc:=TEXT([.C64];[.D64])" office:value-type="string" office:string-value="0.08">
            <text:p>0.08</text:p>
          </table:table-cell>
          <table:table-cell table:style-name="ce23" office:value-type="float" office:value="0.0777777777777777">
            <text:p>0.0777777777777777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8</text:p>
          </table:table-cell>
          <table:table-cell office:value-type="string">
            <office:annotation draw:style-name="gr1" draw:text-style-name="P1" svg:width="1.4051in" svg:height="0.8051in" svg:x="12.2154in" svg:y="11.6854in" draw:caption-point-x="-12.2154in" draw:caption-point-y="-11.6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64]);[.A64];[.M64])" office:value-type="string" office:string-value="0.08">
            <text:p>0.08</text:p>
          </table:table-cell>
          <table:table-cell table:style-name="Default"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777777778</text:p>
          </table:table-cell>
          <table:table-cell table:formula="oooc:=TEXT([.C65];[.D65])" office:value-type="string" office:string-value="0.78">
            <text:p>0.78</text:p>
          </table:table-cell>
          <table:table-cell table:style-name="ce23" office:value-type="float" office:value="0.777777777777777">
            <text:p>0.777777777777777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78</text:p>
          </table:table-cell>
          <table:table-cell office:value-type="string">
            <office:annotation draw:style-name="gr1" draw:text-style-name="P1" svg:width="1.4051in" svg:height="0.8051in" svg:x="12.2154in" svg:y="11.8709in" draw:caption-point-x="-12.2154in" draw:caption-point-y="-11.87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65]);[.A65];[.M65])" office:value-type="string" office:string-value="0.78">
            <text:p>0.78</text:p>
          </table:table-cell>
          <table:table-cell table:style-name="Default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77778</text:p>
          </table:table-cell>
          <table:table-cell table:formula="oooc:=TEXT([.C66];[.D66])" office:value-type="string" office:string-value="7.78">
            <text:p>7.78</text:p>
          </table:table-cell>
          <table:table-cell table:style-name="ce23" office:value-type="float" office:value="7.77777777777777">
            <text:p>7.77777777777777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.78</text:p>
          </table:table-cell>
          <table:table-cell office:value-type="string">
            <office:annotation draw:style-name="gr1" draw:text-style-name="P1" svg:width="1.4051in" svg:height="0.8051in" svg:x="12.2154in" svg:y="12.0563in" draw:caption-point-x="-12.2154in" draw:caption-point-y="-12.05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66]);[.A66];[.M66])" office:value-type="string" office:string-value="7.78">
            <text:p>7.78</text:p>
          </table:table-cell>
          <table:table-cell table:style-name="Default"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.77777778</text:p>
          </table:table-cell>
          <table:table-cell table:formula="oooc:=TEXT([.C67];[.D67])" office:value-type="string" office:string-value="77.78">
            <text:p>77.78</text:p>
          </table:table-cell>
          <table:table-cell table:style-name="ce23" office:value-type="float" office:value="77.7777777777777">
            <text:p>77.7777777777777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.78</text:p>
          </table:table-cell>
          <table:table-cell office:value-type="string">
            <office:annotation draw:style-name="gr1" draw:text-style-name="P1" svg:width="1.4051in" svg:height="0.8051in" svg:x="12.2154in" svg:y="12.2417in" draw:caption-point-x="-12.2154in" draw:caption-point-y="-12.241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ooc:=IF(ISBLANK([.M67]);[.A67];[.M67])" office:value-type="string" office:string-value="77.78">
            <text:p>77.78</text:p>
          </table:table-cell>
          <table:table-cell table:style-name="Default"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.7777778</text:p>
          </table:table-cell>
          <table:table-cell table:formula="oooc:=TEXT([.C68];[.D68])" office:value-type="string" office:string-value="777.78">
            <text:p>777.78</text:p>
          </table:table-cell>
          <table:table-cell table:style-name="ce23" office:value-type="float" office:value="777.777777777777">
            <text:p>777.777777777777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.78</text:p>
          </table:table-cell>
          <table:table-cell office:value-type="string">
            <office:annotation draw:style-name="gr1" draw:text-style-name="P1" svg:width="1.4051in" svg:height="0.8055in" svg:x="12.2154in" svg:y="12.4268in" draw:caption-point-x="-12.2154in" draw:caption-point-y="-12.42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ooc:=IF(ISBLANK([.M68]);[.A68];[.M68])" office:value-type="string" office:string-value="777.78">
            <text:p>777.78</text:p>
          </table:table-cell>
          <table:table-cell table:style-name="Default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.777778</text:p>
          </table:table-cell>
          <table:table-cell table:formula="oooc:=TEXT([.C69];[.D69])" office:value-type="string" office:string-value="7777.78">
            <text:p>7777.78</text:p>
          </table:table-cell>
          <table:table-cell table:style-name="ce23" office:value-type="float" office:value="7777.77777777777">
            <text:p>7777.77777777777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.78</text:p>
          </table:table-cell>
          <table:table-cell/>
          <table:table-cell/>
          <table:table-cell table:style-name="Default" table:formula="oooc:=IF(ISBLANK([.M69]);[.A69];[.M69])" office:value-type="string" office:string-value="7777.78">
            <text:p>7777.78</text:p>
          </table:table-cell>
          <table:table-cell table:style-name="Default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.77778</text:p>
          </table:table-cell>
          <table:table-cell table:formula="oooc:=TEXT([.C70];[.D70])" office:value-type="string" office:string-value="77777.78">
            <text:p>77777.78</text:p>
          </table:table-cell>
          <table:table-cell table:style-name="ce23" office:value-type="float" office:value="77777.7777777777">
            <text:p>77777.7777777777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.78</text:p>
          </table:table-cell>
          <table:table-cell/>
          <table:table-cell/>
          <table:table-cell table:style-name="Default" table:formula="oooc:=IF(ISBLANK([.M70]);[.A70];[.M70])" office:value-type="string" office:string-value="77777.78">
            <text:p>77777.78</text:p>
          </table:table-cell>
          <table:table-cell table:style-name="Default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.7778</text:p>
          </table:table-cell>
          <table:table-cell table:formula="oooc:=TEXT([.C71];[.D71])" office:value-type="string" office:string-value="777777.78">
            <text:p>777777.78</text:p>
          </table:table-cell>
          <table:table-cell table:style-name="ce23" office:value-type="float" office:value="777777.777777777">
            <text:p>777777.777777777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.78</text:p>
          </table:table-cell>
          <table:table-cell/>
          <table:table-cell/>
          <table:table-cell table:style-name="Default" table:formula="oooc:=IF(ISBLANK([.M71]);[.A71];[.M71])" office:value-type="string" office:string-value="777777.78">
            <text:p>777777.78</text:p>
          </table:table-cell>
          <table:table-cell table:style-name="Default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.778</text:p>
          </table:table-cell>
          <table:table-cell table:formula="oooc:=TEXT([.C72];[.D72])" office:value-type="string" office:string-value="7777777.78">
            <text:p>7777777.78</text:p>
          </table:table-cell>
          <table:table-cell table:style-name="ce23" office:value-type="float" office:value="7777777.77777777">
            <text:p>7777777.77777777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.78</text:p>
          </table:table-cell>
          <table:table-cell/>
          <table:table-cell/>
          <table:table-cell table:style-name="Default" table:formula="oooc:=IF(ISBLANK([.M72]);[.A72];[.M72])" office:value-type="string" office:string-value="7777777.78">
            <text:p>7777777.78</text:p>
          </table:table-cell>
          <table:table-cell table:style-name="Default"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.78</text:p>
          </table:table-cell>
          <table:table-cell table:formula="oooc:=TEXT([.C73];[.D73])" office:value-type="string" office:string-value="77777777.78">
            <text:p>77777777.78</text:p>
          </table:table-cell>
          <table:table-cell table:style-name="ce23" office:value-type="float" office:value="77777777.7777777">
            <text:p>77777777.7777777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73]);[.A73];[.M73])" office:value-type="string" office:string-value="77777777.78">
            <text:p>77777777.78</text:p>
          </table:table-cell>
          <table:table-cell table:style-name="Default"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.8</text:p>
          </table:table-cell>
          <table:table-cell table:formula="oooc:=TEXT([.C74];[.D74])" office:value-type="string" office:string-value="777777777.78">
            <text:p>777777777.78</text:p>
          </table:table-cell>
          <table:table-cell table:style-name="ce23" office:value-type="float" office:value="777777777.777777">
            <text:p>777777777.777777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.78</text:p>
          </table:table-cell>
          <table:table-cell/>
          <table:table-cell/>
          <table:table-cell table:style-name="Default" table:formula="oooc:=IF(ISBLANK([.M74]);[.A74];[.M74])" office:value-type="string" office:string-value="777777777.78">
            <text:p>777777777.78</text:p>
          </table:table-cell>
          <table:table-cell table:style-name="Default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8</text:p>
          </table:table-cell>
          <table:table-cell table:formula="oooc:=TEXT([.C75];[.D75])" office:value-type="string" office:string-value="7777777777.78">
            <text:p>7777777777.78</text:p>
          </table:table-cell>
          <table:table-cell table:style-name="ce23" office:value-type="float" office:value="7777777777.77777">
            <text:p>7777777777.77777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.78</text:p>
          </table:table-cell>
          <table:table-cell/>
          <table:table-cell/>
          <table:table-cell table:style-name="Default" table:formula="oooc:=IF(ISBLANK([.M75]);[.A75];[.M75])" office:value-type="string" office:string-value="7777777777.78">
            <text:p>7777777777.78</text:p>
          </table:table-cell>
          <table:table-cell table:style-name="Default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78</text:p>
          </table:table-cell>
          <table:table-cell table:formula="oooc:=TEXT([.C76];[.D76])" office:value-type="string" office:string-value="77777777777.78">
            <text:p>77777777777.78</text:p>
          </table:table-cell>
          <table:table-cell table:style-name="ce23" office:value-type="float" office:value="77777777777.7777">
            <text:p>77777777777.7777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.78</text:p>
          </table:table-cell>
          <table:table-cell/>
          <table:table-cell/>
          <table:table-cell table:style-name="Default" table:formula="oooc:=IF(ISBLANK([.M76]);[.A76];[.M76])" office:value-type="string" office:string-value="77777777777.78">
            <text:p>77777777777.78</text:p>
          </table:table-cell>
          <table:table-cell table:style-name="Default" table:formula="oooc:=IF(ISBLANK([.O76]);IF(ISERROR([.B76]);&quot;Err:&quot;&amp;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1</text:p>
          </table:table-cell>
          <table:table-cell table:formula="oooc:=TEXT([.C77];[.D77])" office:value-type="string" office:string-value="777777777777.78">
            <text:p>777777777777.78</text:p>
          </table:table-cell>
          <table:table-cell table:style-name="ce23" office:value-type="float" office:value="777777777777.777">
            <text:p>777777777777.777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.78</text:p>
          </table:table-cell>
          <table:table-cell/>
          <table:table-cell/>
          <table:table-cell table:style-name="Default" table:formula="oooc:=IF(ISBLANK([.M77]);[.A77];[.M77])" office:value-type="string" office:string-value="777777777777.78">
            <text:p>777777777777.78</text:p>
          </table:table-cell>
          <table:table-cell table:style-name="Default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2</text:p>
          </table:table-cell>
          <table:table-cell table:formula="oooc:=TEXT([.C78];[.D78])" office:value-type="string" office:string-value="7777777777777.77">
            <text:p>7777777777777.77</text:p>
          </table:table-cell>
          <table:table-cell table:style-name="ce23" office:value-type="float" office:value="7777777777777.77">
            <text:p>7777777777777.770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7.77</text:p>
          </table:table-cell>
          <table:table-cell/>
          <table:table-cell/>
          <table:table-cell table:style-name="Default" table:formula="oooc:=IF(ISBLANK([.M78]);[.A78];[.M78])" office:value-type="string" office:string-value="7777777777777.77">
            <text:p>7777777777777.77</text:p>
          </table:table-cell>
          <table:table-cell table:style-name="Default"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3</text:p>
          </table:table-cell>
          <table:table-cell table:formula="oooc:=TEXT([.C79];[.D79])" office:value-type="string" office:string-value="77777777777777.7">
            <text:p>77777777777777.7</text:p>
          </table:table-cell>
          <table:table-cell table:style-name="ce23" office:value-type="float" office:value="77777777777777.7">
            <text:p>77777777777777.700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77.7</text:p>
          </table:table-cell>
          <table:table-cell office:value-type="string">
            <office:annotation draw:style-name="gr1" draw:text-style-name="P1" svg:width="1.4051in" svg:height="0.8051in" svg:x="12.2154in" svg:y="14.4665in" draw:caption-point-x="-12.2154in" draw:caption-point-y="-14.46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ooc:=IF(ISBLANK([.M79]);[.A79];[.M79])" office:value-type="string" office:string-value="77777777777777.7">
            <text:p>77777777777777.7</text:p>
          </table:table-cell>
          <table:table-cell table:style-name="Default"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4</text:p>
          </table:table-cell>
          <table:table-cell table:formula="oooc:=TEXT([.C80];[.D80])" office:value-type="string" office:string-value="777777777777777">
            <text:p>777777777777777</text:p>
          </table:table-cell>
          <table:table-cell table:style-name="ce23" office:value-type="float" office:value="777777777777777">
            <text:p>777777777777777.000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777</text:p>
          </table:table-cell>
          <table:table-cell office:value-type="string">
            <office:annotation draw:style-name="gr1" draw:text-style-name="P1" svg:width="1.4051in" svg:height="0.8051in" svg:x="12.2154in" svg:y="14.652in" draw:caption-point-x="-12.2154in" draw:caption-point-y="-14.65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ooc:=IF(ISBLANK([.M80]);[.A80];[.M80])" office:value-type="string" office:string-value="777777777777777">
            <text:p>777777777777777</text:p>
          </table:table-cell>
          <table:table-cell table:style-name="Default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.8</text:p>
          </table:table-cell>
          <table:table-cell table:formula="oooc:=TEXT([.C81];[.D81])" office:value-type="string" office:string-value="-777777777.78">
            <text:p>-777777777.78</text:p>
          </table:table-cell>
          <table:table-cell table:style-name="ce23" office:value-type="float" office:value="-777777777.777777">
            <text:p>-777777777.777777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.78</text:p>
          </table:table-cell>
          <table:table-cell/>
          <table:table-cell/>
          <table:table-cell table:style-name="Default" table:formula="oooc:=IF(ISBLANK([.M81]);[.A81];[.M81])" office:value-type="string" office:string-value="-777777777.78">
            <text:p>-777777777.78</text:p>
          </table:table-cell>
          <table:table-cell table:style-name="Default"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8</text:p>
          </table:table-cell>
          <table:table-cell table:formula="oooc:=TEXT([.C82];[.D82])" office:value-type="string" office:string-value="-7777777777.78">
            <text:p>-7777777777.78</text:p>
          </table:table-cell>
          <table:table-cell table:style-name="ce23" office:value-type="float" office:value="-7777777777.77777">
            <text:p>-7777777777.77777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7.78</text:p>
          </table:table-cell>
          <table:table-cell/>
          <table:table-cell/>
          <table:table-cell table:style-name="Default" table:formula="oooc:=IF(ISBLANK([.M82]);[.A82];[.M82])" office:value-type="string" office:string-value="-7777777777.78">
            <text:p>-7777777777.78</text:p>
          </table:table-cell>
          <table:table-cell table:style-name="Default"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78</text:p>
          </table:table-cell>
          <table:table-cell table:formula="oooc:=TEXT([.C83];[.D83])" office:value-type="string" office:string-value="-77777777777.78">
            <text:p>-77777777777.78</text:p>
          </table:table-cell>
          <table:table-cell table:style-name="ce23" office:value-type="float" office:value="-77777777777.7777">
            <text:p>-77777777777.7777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77.78</text:p>
          </table:table-cell>
          <table:table-cell/>
          <table:table-cell/>
          <table:table-cell table:style-name="Default" table:formula="oooc:=IF(ISBLANK([.M83]);[.A83];[.M83])" office:value-type="string" office:string-value="-77777777777.78">
            <text:p>-77777777777.78</text:p>
          </table:table-cell>
          <table:table-cell table:style-name="Default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.77778E+11</text:p>
          </table:table-cell>
          <table:table-cell table:formula="oooc:=TEXT([.C84];[.D84])" office:value-type="string" office:string-value="-777777777777.78">
            <text:p>-777777777777.78</text:p>
          </table:table-cell>
          <table:table-cell table:style-name="ce23" office:value-type="float" office:value="-777777777777.777">
            <text:p>-777777777777.777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777.78</text:p>
          </table:table-cell>
          <table:table-cell/>
          <table:table-cell/>
          <table:table-cell table:style-name="Default" table:formula="oooc:=IF(ISBLANK([.M84]);[.A84];[.M84])" office:value-type="string" office:string-value="-777777777777.78">
            <text:p>-777777777777.78</text:p>
          </table:table-cell>
          <table:table-cell table:style-name="Default"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01</text:p>
          </table:table-cell>
          <table:table-cell table:formula="oooc:=TEXT([.C85];[.D85])" office:value-type="string" office:string-value="0">
            <text:p>0</text:p>
          </table:table-cell>
          <table:table-cell table:style-name="ce24" office:value-type="float" office:value="0.000000001">
            <text:p>0.00000000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5.5791in" draw:caption-point-x="-12.2154in" draw:caption-point-y="-15.57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85]);[.A85];[.M85])" office:value-type="string" office:string-value="0">
            <text:p>0</text:p>
          </table:table-cell>
          <table:table-cell table:style-name="Default" table:formula="oooc:=IF(ISBLANK([.O85]);IF(ISERROR([.B85]);&quot;Err:&quot;&amp;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11</text:p>
          </table:table-cell>
          <table:table-cell table:formula="oooc:=TEXT([.C86];[.D86])" office:value-type="string" office:string-value="0">
            <text:p>0</text:p>
          </table:table-cell>
          <table:table-cell table:style-name="ce24" office:value-type="float" office:value="0.000000011">
            <text:p>0.0000000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5.7646in" draw:caption-point-x="-12.2154in" draw:caption-point-y="-15.76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86]);[.A86];[.M86])" office:value-type="string" office:string-value="0">
            <text:p>0</text:p>
          </table:table-cell>
          <table:table-cell table:style-name="Default"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111</text:p>
          </table:table-cell>
          <table:table-cell table:formula="oooc:=TEXT([.C87];[.D87])" office:value-type="string" office:string-value="0">
            <text:p>0</text:p>
          </table:table-cell>
          <table:table-cell table:style-name="ce24" office:value-type="float" office:value="0.000000111">
            <text:p>0.000000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5.95in" draw:caption-point-x="-12.2154in" draw:caption-point-y="-15.9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87]);[.A87];[.M87])" office:value-type="string" office:string-value="0">
            <text:p>0</text:p>
          </table:table-cell>
          <table:table-cell table:style-name="Default"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1111</text:p>
          </table:table-cell>
          <table:table-cell table:formula="oooc:=TEXT([.C88];[.D88])" office:value-type="string" office:string-value="0">
            <text:p>0</text:p>
          </table:table-cell>
          <table:table-cell table:style-name="ce24" office:value-type="float" office:value="0.000001111">
            <text:p>0.00000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6.1354in" draw:caption-point-x="-12.2154in" draw:caption-point-y="-16.13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88]);[.A88];[.M88])" office:value-type="string" office:string-value="0">
            <text:p>0</text:p>
          </table:table-cell>
          <table:table-cell table:style-name="Default" table:formula="oooc:=IF(ISBLANK([.O88]);IF(ISERROR([.B88]);&quot;Err:&quot;&amp;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11111</text:p>
          </table:table-cell>
          <table:table-cell table:formula="oooc:=TEXT([.C89];[.D89])" office:value-type="string" office:string-value="0">
            <text:p>0</text:p>
          </table:table-cell>
          <table:table-cell table:style-name="ce24" office:value-type="float" office:value="0.000011111">
            <text:p>0.0000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6.3209in" draw:caption-point-x="-12.2154in" draw:caption-point-y="-16.32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89]);[.A89];[.M89])" office:value-type="string" office:string-value="0">
            <text:p>0</text:p>
          </table:table-cell>
          <table:table-cell table:style-name="Default"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1</text:p>
          </table:table-cell>
          <table:table-cell table:formula="oooc:=TEXT([.C90];[.D90])" office:value-type="string" office:string-value="0">
            <text:p>0</text:p>
          </table:table-cell>
          <table:table-cell table:style-name="ce24" office:value-type="float" office:value="0.000111111">
            <text:p>0.0001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6.5063in" draw:caption-point-x="-12.2154in" draw:caption-point-y="-16.50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0]);[.A90];[.M90])" office:value-type="string" office:string-value="0">
            <text:p>0</text:p>
          </table:table-cell>
          <table:table-cell table:style-name="Default"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1</text:p>
          </table:table-cell>
          <table:table-cell table:formula="oooc:=TEXT([.C91];[.D91])" office:value-type="string" office:string-value="0">
            <text:p>0</text:p>
          </table:table-cell>
          <table:table-cell table:style-name="ce24" office:value-type="float" office:value="0.001111111">
            <text:p>0.0011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5in" svg:x="12.2154in" svg:y="16.6913in" draw:caption-point-x="-12.2154in" draw:caption-point-y="-16.691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1]);[.A91];[.M91])" office:value-type="string" office:string-value="0">
            <text:p>0</text:p>
          </table:table-cell>
          <table:table-cell table:style-name="Default" table:formula="oooc:=IF(ISBLANK([.O91]);IF(ISERROR([.B91]);&quot;Err:&quot;&amp;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1</text:p>
          </table:table-cell>
          <table:table-cell table:formula="oooc:=TEXT([.C92];[.D92])" office:value-type="string" office:string-value="0.01">
            <text:p>0.01</text:p>
          </table:table-cell>
          <table:table-cell table:style-name="ce24" office:value-type="float" office:value="0.011111111">
            <text:p>0.0111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1.4051in" svg:height="0.8055in" svg:x="12.2154in" svg:y="16.8768in" draw:caption-point-x="-12.2154in" draw:caption-point-y="-16.87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2]);[.A92];[.M92])" office:value-type="string" office:string-value="0.01">
            <text:p>0.01</text:p>
          </table:table-cell>
          <table:table-cell table:style-name="Default"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1</text:p>
          </table:table-cell>
          <table:table-cell table:formula="oooc:=TEXT([.C93];[.D93])" office:value-type="string" office:string-value="0.11">
            <text:p>0.11</text:p>
          </table:table-cell>
          <table:table-cell table:style-name="ce24" office:value-type="float" office:value="0.111111111">
            <text:p>0.1111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11</text:p>
          </table:table-cell>
          <table:table-cell office:value-type="string">
            <office:annotation draw:style-name="gr1" draw:text-style-name="P1" svg:width="1.4051in" svg:height="0.8055in" svg:x="12.2154in" svg:y="17.0622in" draw:caption-point-x="-12.2154in" draw:caption-point-y="-17.062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3]);[.A93];[.M93])" office:value-type="string" office:string-value="0.11">
            <text:p>0.11</text:p>
          </table:table-cell>
          <table:table-cell table:style-name="Default"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-11</text:p>
          </table:table-cell>
          <table:table-cell table:formula="oooc:=TEXT([.C94];[.D94])" office:value-type="string" office:string-value="0">
            <text:p>0</text:p>
          </table:table-cell>
          <table:table-cell table:style-name="ce24" office:value-type="float" office:value="0.00000000001">
            <text:p>0.000000000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5in" svg:x="12.2154in" svg:y="17.2476in" draw:caption-point-x="-12.2154in" draw:caption-point-y="-17.247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4]);[.A94];[.M94])" office:value-type="string" office:string-value="0">
            <text:p>0</text:p>
          </table:table-cell>
          <table:table-cell table:style-name="Default" table:formula="oooc:=IF(ISBLANK([.O94]);IF(ISERROR([.B94]);&quot;Err:&quot;&amp;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E-10</text:p>
          </table:table-cell>
          <table:table-cell table:formula="oooc:=TEXT([.C95];[.D95])" office:value-type="string" office:string-value="0">
            <text:p>0</text:p>
          </table:table-cell>
          <table:table-cell table:style-name="ce24" office:value-type="float" office:value="0.00000000011">
            <text:p>0.0000000001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5in" svg:x="12.2154in" svg:y="17.4331in" draw:caption-point-x="-12.2154in" draw:caption-point-y="-17.433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5]);[.A95];[.M95])" office:value-type="string" office:string-value="0">
            <text:p>0</text:p>
          </table:table-cell>
          <table:table-cell table:style-name="Default" table:formula="oooc:=IF(ISBLANK([.O95]);IF(ISERROR([.B95]);&quot;Err:&quot;&amp;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01E-09</text:p>
          </table:table-cell>
          <table:table-cell table:formula="oooc:=TEXT([.C96];[.D96])" office:value-type="string" office:string-value="0">
            <text:p>0</text:p>
          </table:table-cell>
          <table:table-cell table:style-name="ce24" office:value-type="float" office:value="0.00000000101">
            <text:p>0.00000000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7.6185in" draw:caption-point-x="-12.2154in" draw:caption-point-y="-17.618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6]);[.A96];[.M96])" office:value-type="string" office:string-value="0">
            <text:p>0</text:p>
          </table:table-cell>
          <table:table-cell table:style-name="Default"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01E-08</text:p>
          </table:table-cell>
          <table:table-cell table:formula="oooc:=TEXT([.C97];[.D97])" office:value-type="string" office:string-value="0">
            <text:p>0</text:p>
          </table:table-cell>
          <table:table-cell table:style-name="ce24" office:value-type="float" office:value="0.00000001101">
            <text:p>0.0000000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7.8039in" draw:caption-point-x="-12.2154in" draw:caption-point-y="-17.8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7]);[.A97];[.M97])" office:value-type="string" office:string-value="0">
            <text:p>0</text:p>
          </table:table-cell>
          <table:table-cell table:style-name="Default" table:formula="oooc:=IF(ISBLANK([.O97]);IF(ISERROR([.B97]);&quot;Err:&quot;&amp;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01E-07</text:p>
          </table:table-cell>
          <table:table-cell table:formula="oooc:=TEXT([.C98];[.D98])" office:value-type="string" office:string-value="0">
            <text:p>0</text:p>
          </table:table-cell>
          <table:table-cell table:style-name="ce24" office:value-type="float" office:value="0.00000011101">
            <text:p>0.000000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7.9894in" draw:caption-point-x="-12.2154in" draw:caption-point-y="-17.989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8]);[.A98];[.M98])" office:value-type="string" office:string-value="0">
            <text:p>0</text:p>
          </table:table-cell>
          <table:table-cell table:style-name="Default"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01E-06</text:p>
          </table:table-cell>
          <table:table-cell table:formula="oooc:=TEXT([.C99];[.D99])" office:value-type="string" office:string-value="0">
            <text:p>0</text:p>
          </table:table-cell>
          <table:table-cell table:style-name="ce24" office:value-type="float" office:value="0.00000111101">
            <text:p>0.00000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8.1748in" draw:caption-point-x="-12.2154in" draw:caption-point-y="-18.174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99]);[.A99];[.M99])" office:value-type="string" office:string-value="0">
            <text:p>0</text:p>
          </table:table-cell>
          <table:table-cell table:style-name="Default" table:formula="oooc:=IF(ISBLANK([.O99]);IF(ISERROR([.B99]);&quot;Err:&quot;&amp;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1E-05</text:p>
          </table:table-cell>
          <table:table-cell table:formula="oooc:=TEXT([.C100];[.D100])" office:value-type="string" office:string-value="0">
            <text:p>0</text:p>
          </table:table-cell>
          <table:table-cell table:style-name="ce24" office:value-type="float" office:value="0.00001111101">
            <text:p>0.0000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8.3602in" draw:caption-point-x="-12.2154in" draw:caption-point-y="-18.36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0]);[.A100];[.M100])" office:value-type="string" office:string-value="0">
            <text:p>0</text:p>
          </table:table-cell>
          <table:table-cell table:style-name="Default" table:formula="oooc:=IF(ISBLANK([.O100]);IF(ISERROR([.B100]);&quot;Err:&quot;&amp;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1</text:p>
          </table:table-cell>
          <table:table-cell table:formula="oooc:=TEXT([.C101];[.D101])" office:value-type="string" office:string-value="0">
            <text:p>0</text:p>
          </table:table-cell>
          <table:table-cell table:style-name="ce24" office:value-type="float" office:value="0.00011111101">
            <text:p>0.0001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8.5457in" draw:caption-point-x="-12.2154in" draw:caption-point-y="-18.545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1]);[.A101];[.M101])" office:value-type="string" office:string-value="0">
            <text:p>0</text:p>
          </table:table-cell>
          <table:table-cell table:style-name="Default" table:formula="oooc:=IF(ISBLANK([.O101]);IF(ISERROR([.B101]);&quot;Err:&quot;&amp;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1</text:p>
          </table:table-cell>
          <table:table-cell table:formula="oooc:=TEXT([.C102];[.D102])" office:value-type="string" office:string-value="0">
            <text:p>0</text:p>
          </table:table-cell>
          <table:table-cell table:style-name="ce24" office:value-type="float" office:value="0.00111111101">
            <text:p>0.0011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8.7311in" draw:caption-point-x="-12.2154in" draw:caption-point-y="-18.731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2]);[.A102];[.M102])" office:value-type="string" office:string-value="0">
            <text:p>0</text:p>
          </table:table-cell>
          <table:table-cell table:style-name="Default"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1</text:p>
          </table:table-cell>
          <table:table-cell table:formula="oooc:=TEXT([.C103];[.D103])" office:value-type="string" office:string-value="0.01">
            <text:p>0.01</text:p>
          </table:table-cell>
          <table:table-cell table:style-name="ce24" office:value-type="float" office:value="0.01111111101">
            <text:p>0.0111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1.4051in" svg:height="0.8051in" svg:x="12.2154in" svg:y="18.9165in" draw:caption-point-x="-12.2154in" draw:caption-point-y="-18.91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3]);[.A103];[.M103])" office:value-type="string" office:string-value="0.01">
            <text:p>0.01</text:p>
          </table:table-cell>
          <table:table-cell table:style-name="Default" table:formula="oooc:=IF(ISBLANK([.O103]);IF(ISERROR([.B103]);&quot;Err:&quot;&amp;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1</text:p>
          </table:table-cell>
          <table:table-cell table:formula="oooc:=TEXT([.C104];[.D104])" office:value-type="string" office:string-value="0.11">
            <text:p>0.11</text:p>
          </table:table-cell>
          <table:table-cell table:style-name="ce24" office:value-type="float" office:value="0.11111111101">
            <text:p>0.1111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11</text:p>
          </table:table-cell>
          <table:table-cell office:value-type="string">
            <office:annotation draw:style-name="gr1" draw:text-style-name="P1" svg:width="1.4051in" svg:height="0.8051in" svg:x="12.2154in" svg:y="19.102in" draw:caption-point-x="-12.2154in" draw:caption-point-y="-19.1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4]);[.A104];[.M104])" office:value-type="string" office:string-value="0.11">
            <text:p>0.11</text:p>
          </table:table-cell>
          <table:table-cell table:style-name="Default" table:formula="oooc:=IF(ISBLANK([.O104]);IF(ISERROR([.B104]);&quot;Err:&quot;&amp;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.9E-10</text:p>
          </table:table-cell>
          <table:table-cell table:formula="oooc:=TEXT([.C105];[.D105])" office:value-type="string" office:string-value="0">
            <text:p>0</text:p>
          </table:table-cell>
          <table:table-cell table:style-name="ce24" office:value-type="float" office:value="0.00000000099">
            <text:p>0.000000000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9.2874in" draw:caption-point-x="-12.2154in" draw:caption-point-y="-19.287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5]);[.A105];[.M105])" office:value-type="string" office:string-value="0">
            <text:p>0</text:p>
          </table:table-cell>
          <table:table-cell table:style-name="Default"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99E-09</text:p>
          </table:table-cell>
          <table:table-cell table:formula="oooc:=TEXT([.C106];[.D106])" office:value-type="string" office:string-value="0">
            <text:p>0</text:p>
          </table:table-cell>
          <table:table-cell table:style-name="ce24" office:value-type="float" office:value="0.00000000199">
            <text:p>0.00000000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9.4728in" draw:caption-point-x="-12.2154in" draw:caption-point-y="-19.472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6]);[.A106];[.M106])" office:value-type="string" office:string-value="0">
            <text:p>0</text:p>
          </table:table-cell>
          <table:table-cell table:style-name="Default" table:formula="oooc:=IF(ISBLANK([.O106]);IF(ISERROR([.B106]);&quot;Err:&quot;&amp;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99E-08</text:p>
          </table:table-cell>
          <table:table-cell table:formula="oooc:=TEXT([.C107];[.D107])" office:value-type="string" office:string-value="0">
            <text:p>0</text:p>
          </table:table-cell>
          <table:table-cell table:style-name="ce24" office:value-type="float" office:value="0.00000001199">
            <text:p>0.0000000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9.6583in" draw:caption-point-x="-12.2154in" draw:caption-point-y="-19.6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7]);[.A107];[.M107])" office:value-type="string" office:string-value="0">
            <text:p>0</text:p>
          </table:table-cell>
          <table:table-cell table:style-name="Default" table:formula="oooc:=IF(ISBLANK([.O107]);IF(ISERROR([.B107]);&quot;Err:&quot;&amp;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99E-07</text:p>
          </table:table-cell>
          <table:table-cell table:formula="oooc:=TEXT([.C108];[.D108])" office:value-type="string" office:string-value="0">
            <text:p>0</text:p>
          </table:table-cell>
          <table:table-cell table:style-name="ce24" office:value-type="float" office:value="0.00000011199">
            <text:p>0.000000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19.8437in" draw:caption-point-x="-12.2154in" draw:caption-point-y="-19.8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8]);[.A108];[.M108])" office:value-type="string" office:string-value="0">
            <text:p>0</text:p>
          </table:table-cell>
          <table:table-cell table:style-name="Default"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99E-06</text:p>
          </table:table-cell>
          <table:table-cell table:formula="oooc:=TEXT([.C109];[.D109])" office:value-type="string" office:string-value="0">
            <text:p>0</text:p>
          </table:table-cell>
          <table:table-cell table:style-name="ce24" office:value-type="float" office:value="0.00000111199">
            <text:p>0.00000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20.0291in" draw:caption-point-x="-12.2154in" draw:caption-point-y="-20.0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09]);[.A109];[.M109])" office:value-type="string" office:string-value="0">
            <text:p>0</text:p>
          </table:table-cell>
          <table:table-cell table:style-name="Default" table:formula="oooc:=IF(ISBLANK([.O109]);IF(ISERROR([.B109]);&quot;Err:&quot;&amp;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2E-05</text:p>
          </table:table-cell>
          <table:table-cell table:formula="oooc:=TEXT([.C110];[.D110])" office:value-type="string" office:string-value="0">
            <text:p>0</text:p>
          </table:table-cell>
          <table:table-cell table:style-name="ce24" office:value-type="float" office:value="0.00001111199">
            <text:p>0.0000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20.2146in" draw:caption-point-x="-12.2154in" draw:caption-point-y="-20.2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10]);[.A110];[.M110])" office:value-type="string" office:string-value="0">
            <text:p>0</text:p>
          </table:table-cell>
          <table:table-cell table:style-name="Default" table:formula="oooc:=IF(ISBLANK([.O110]);IF(ISERROR([.B110]);&quot;Err:&quot;&amp;ERRORTYPE([.B110])=[.M110];OR([.P110]=[.B110];AND(ISNUMBER([.P110]);ISNUMBER([.B110]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2</text:p>
          </table:table-cell>
          <table:table-cell table:formula="oooc:=TEXT([.C111];[.D111])" office:value-type="string" office:string-value="0">
            <text:p>0</text:p>
          </table:table-cell>
          <table:table-cell table:style-name="ce24" office:value-type="float" office:value="0.00011111199">
            <text:p>0.0001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20.4in" draw:caption-point-x="-12.2154in" draw:caption-point-y="-20.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11]);[.A111];[.M111])" office:value-type="string" office:string-value="0">
            <text:p>0</text:p>
          </table:table-cell>
          <table:table-cell table:style-name="Default" table:formula="oooc:=IF(ISBLANK([.O111]);IF(ISERROR([.B111]);&quot;Err:&quot;&amp;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2</text:p>
          </table:table-cell>
          <table:table-cell table:formula="oooc:=TEXT([.C112];[.D112])" office:value-type="string" office:string-value="0">
            <text:p>0</text:p>
          </table:table-cell>
          <table:table-cell table:style-name="ce24" office:value-type="float" office:value="0.00111111199">
            <text:p>0.0011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51in" svg:height="0.8051in" svg:x="12.2154in" svg:y="20.5854in" draw:caption-point-x="-12.2154in" draw:caption-point-y="-20.5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12]);[.A112];[.M112])" office:value-type="string" office:string-value="0">
            <text:p>0</text:p>
          </table:table-cell>
          <table:table-cell table:style-name="Default" table:formula="oooc:=IF(ISBLANK([.O112]);IF(ISERROR([.B112]);&quot;Err:&quot;&amp;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2</text:p>
          </table:table-cell>
          <table:table-cell table:formula="oooc:=TEXT([.C113];[.D113])" office:value-type="string" office:string-value="0.01">
            <text:p>0.01</text:p>
          </table:table-cell>
          <table:table-cell table:style-name="ce24" office:value-type="float" office:value="0.01111111199">
            <text:p>0.0111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1.4051in" svg:height="0.8055in" svg:x="12.2154in" svg:y="20.7705in" draw:caption-point-x="-12.2154in" draw:caption-point-y="-20.770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13]);[.A113];[.M113])" office:value-type="string" office:string-value="0.01">
            <text:p>0.01</text:p>
          </table:table-cell>
          <table:table-cell table:style-name="Default" table:formula="oooc:=IF(ISBLANK([.O113]);IF(ISERROR([.B113]);&quot;Err:&quot;&amp;ERRORTYPE([.B113])=[.M113];OR([.P113]=[.B113];AND(ISNUMBER([.P113]);ISNUMBER([.B113]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2</text:p>
          </table:table-cell>
          <table:table-cell table:formula="oooc:=TEXT([.C114];[.D114])" office:value-type="string" office:string-value="0.11">
            <text:p>0.11</text:p>
          </table:table-cell>
          <table:table-cell table:style-name="ce24" office:value-type="float" office:value="0.11111111199">
            <text:p>0.1111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11</text:p>
          </table:table-cell>
          <table:table-cell office:value-type="string">
            <office:annotation draw:style-name="gr1" draw:text-style-name="P1" svg:width="1.4051in" svg:height="0.7917in" svg:x="12.2154in" svg:y="20.9559in" draw:caption-point-x="-12.2154in" draw:caption-point-y="-20.955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ooc:=IF(ISBLANK([.M114]);[.A114];[.M114])" office:value-type="string" office:string-value="0.11">
            <text:p>0.11</text:p>
          </table:table-cell>
          <table:table-cell table:style-name="Default" table:formula="oooc:=IF(ISBLANK([.O114]);IF(ISERROR([.B114]);&quot;Err:&quot;&amp;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ooc:=TEXT([.C115];[.D115])" office:value-type="string" office:string-value="0">
            <text:p>0</text:p>
          </table:table-cell>
          <table:table-cell table:style-name="ce17" office:value-type="string">
            <text:p>AaBbCcDd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/>
          <table:table-cell/>
          <table:table-cell table:style-name="Default" table:formula="oooc:=IF(ISBLANK([.M115]);[.A115];[.M115])" office:value-type="string" office:string-value="0">
            <text:p>0</text:p>
          </table:table-cell>
          <table:table-cell table:style-name="Default" table:formula="oooc:=IF(ISBLANK([.O115]);IF(ISERROR([.B115]);&quot;Err:&quot;&amp;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ooc:=TEXT([.C116];[.D116])" office:value-type="string" office:string-value="0">
            <text:p>0</text:p>
          </table:table-cell>
          <table:table-cell table:style-name="ce17" office:value-type="string">
            <text:p>АаБбВвГгДд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/>
          <table:table-cell/>
          <table:table-cell table:style-name="Default" table:formula="oooc:=IF(ISBLANK([.M116]);[.A116];[.M116])" office:value-type="string" office:string-value="0">
            <text:p>0</text:p>
          </table:table-cell>
          <table:table-cell table:style-name="Default" table:formula="oooc:=IF(ISBLANK([.O116]);IF(ISERROR([.B116]);&quot;Err:&quot;&amp;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" office:value-type="string">
            <text:p>123.00</text:p>
          </table:table-cell>
          <table:table-cell table:formula="oooc:=FIXED([.C118])" office:value-type="string" office:string-value="123.00">
            <text:p>123.00</text:p>
          </table:table-cell>
          <table:table-cell table:style-name="ce14" office:value-type="float" office:value="123">
            <text:p>12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style-name="ce28"/>
          <table:table-cell/>
          <table:table-cell/>
          <table:table-cell table:style-name="Default" table:formula="oooc:=IF(ISBLANK([.M118]);[.A118];[.M118])" office:value-type="string" office:string-value="123.00">
            <text:p>123.00</text:p>
          </table:table-cell>
          <table:table-cell table:style-name="Default" table:formula="oooc:=IF(ISBLANK([.O118]);IF(ISERROR([.B118]);&quot;Err:&quot;&amp;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.340</text:p>
          </table:table-cell>
          <table:table-cell table:formula="oooc:=FIXED([.C119];[.D119])" office:value-type="string" office:string-value="12.340">
            <text:p>12.340</text:p>
          </table:table-cell>
          <table:table-cell table:style-name="ce14" office:value-type="float" office:value="12.34">
            <text:p>12.34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19]);[.A119];[.M119])" office:value-type="string" office:string-value="12.340">
            <text:p>12.340</text:p>
          </table:table-cell>
          <table:table-cell table:style-name="Default" table:formula="oooc:=IF(ISBLANK([.O119]);IF(ISERROR([.B119]);&quot;Err:&quot;&amp;ERRORTYPE([.B119])=[.M119];OR([.P119]=[.B119];AND(ISNUMBER([.P119]);ISNUMBER([.B119]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,345.340</text:p>
          </table:table-cell>
          <table:table-cell table:formula="oooc:=FIXED([.C120];[.D120])" office:value-type="string" office:string-value="12,345.340">
            <text:p>12,345.340</text:p>
          </table:table-cell>
          <table:table-cell table:style-name="ce14" office:value-type="float" office:value="12345.34">
            <text:p>12345.34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20]);[.A120];[.M120])" office:value-type="string" office:string-value="12,345.340">
            <text:p>12,345.340</text:p>
          </table:table-cell>
          <table:table-cell table:style-name="Default" table:formula="oooc:=IF(ISBLANK([.O120]);IF(ISERROR([.B120]);&quot;Err:&quot;&amp;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,456,789.123</text:p>
          </table:table-cell>
          <table:table-cell table:formula="oooc:=FIXED([.C121];[.D121])" office:value-type="string" office:string-value="123,456,789.123">
            <text:p>123,456,789.123</text:p>
          </table:table-cell>
          <table:table-cell table:style-name="ce14" office:value-type="float" office:value="123456789.123456">
            <text:p>123456789.12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21]);[.A121];[.M121])" office:value-type="string" office:string-value="123,456,789.123">
            <text:p>123,456,789.123</text:p>
          </table:table-cell>
          <table:table-cell table:style-name="Default" table:formula="oooc:=IF(ISBLANK([.O121]);IF(ISERROR([.B121]);&quot;Err:&quot;&amp;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,300</text:p>
          </table:table-cell>
          <table:table-cell table:formula="oooc:=FIXED([.C122];[.D122])" office:value-type="string" office:string-value="12,300">
            <text:p>12,300</text:p>
          </table:table-cell>
          <table:table-cell table:style-name="ce14" office:value-type="float" office:value="12345.34">
            <text:p>12345.34</text:p>
          </table:table-cell>
          <table:table-cell table:style-name="ce14" office:value-type="float" office:value="-2">
            <text:p>-2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22]);[.A122];[.M122])" office:value-type="string" office:string-value="12,300">
            <text:p>12,300</text:p>
          </table:table-cell>
          <table:table-cell table:style-name="Default" table:formula="oooc:=IF(ISBLANK([.O122]);IF(ISERROR([.B122]);&quot;Err:&quot;&amp;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5.340</text:p>
          </table:table-cell>
          <table:table-cell table:formula="oooc:=FIXED([.C123];[.D123];[.E123])" office:value-type="string" office:string-value="12345.340">
            <text:p>12345.340</text:p>
          </table:table-cell>
          <table:table-cell table:style-name="ce14" office:value-type="float" office:value="12345.34">
            <text:p>12345.34</text:p>
          </table:table-cell>
          <table:table-cell table:style-name="ce14" office:value-type="float" office:value="3">
            <text:p>3</text:p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23]);[.A123];[.M123])" office:value-type="string" office:string-value="12345.340">
            <text:p>12345.340</text:p>
          </table:table-cell>
          <table:table-cell table:style-name="Default" table:formula="oooc:=IF(ISBLANK([.O123]);IF(ISERROR([.B123]);&quot;Err:&quot;&amp;ERRORTYPE([.B123])=[.M123];OR([.P123]=[.B123];AND(ISNUMBER([.P123]);ISNUMBER([.B123]);OR(AND([.P123]=0;ABS([.B123])&lt;1E-307);&quot;&quot;&amp;[.B123]=&quot;&quot;&amp;[.P123]))));[.O1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,345.340</text:p>
          </table:table-cell>
          <table:table-cell table:formula="oooc:=FIXED([.C124];[.D124];[.E124])" office:value-type="string" office:string-value="12,345.340">
            <text:p>12,345.340</text:p>
          </table:table-cell>
          <table:table-cell table:style-name="ce14" office:value-type="float" office:value="12345.34">
            <text:p>12345.34</text:p>
          </table:table-cell>
          <table:table-cell table:style-name="ce14" office:value-type="float" office:value="3">
            <text:p>3</text:p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24]);[.A124];[.M124])" office:value-type="string" office:string-value="12,345.340">
            <text:p>12,345.340</text:p>
          </table:table-cell>
          <table:table-cell table:style-name="Default" table:formula="oooc:=IF(ISBLANK([.O124]);IF(ISERROR([.B124]);&quot;Err:&quot;&amp;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34,567,891,234.56</text:p>
          </table:table-cell>
          <table:table-cell table:formula="oooc:=FIXED([.C125];[.D125];[.E125])" office:value-type="string" office:string-value="1,234,567,891,234.56">
            <text:p>1,234,567,891,234.56</text:p>
          </table:table-cell>
          <table:table-cell table:style-name="ce14" office:value-type="float" office:value="1234567891234.56">
            <text:p>1234567891234.56</text:p>
          </table:table-cell>
          <table:table-cell table:style-name="ce14" office:value-type="float" office:value="2">
            <text:p>2</text:p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 office:value-type="string">
            <text:p>long</text:p>
          </table:table-cell>
          <table:table-cell/>
          <table:table-cell table:style-name="Default" table:formula="oooc:=IF(ISBLANK([.M125]);[.A125];[.M125])" office:value-type="string" office:string-value="1,234,567,891,234.56">
            <text:p>1,234,567,891,234.56</text:p>
          </table:table-cell>
          <table:table-cell table:style-name="Default" table:formula="oooc:=IF(ISBLANK([.O125]);IF(ISERROR([.B125]);&quot;Err:&quot;&amp;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,456,789,123,400.00</text:p>
          </table:table-cell>
          <table:table-cell table:formula="oooc:=FIXED([.C126];[.D126];[.E126])" office:value-type="string" office:string-value="123,456,789,123,400.00">
            <text:p>123,456,789,123,400.00</text:p>
          </table:table-cell>
          <table:table-cell table:style-name="ce14" office:value-type="float" office:value="123456789123400">
            <text:p>123456789123400</text:p>
          </table:table-cell>
          <table:table-cell table:style-name="ce14" office:value-type="float" office:value="2">
            <text:p>2</text:p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 office:value-type="string">
            <text:p>long</text:p>
          </table:table-cell>
          <table:table-cell/>
          <table:table-cell table:style-name="Default" table:formula="oooc:=IF(ISBLANK([.M126]);[.A126];[.M126])" office:value-type="string" office:string-value="123,456,789,123,400.00">
            <text:p>123,456,789,123,400.00</text:p>
          </table:table-cell>
          <table:table-cell table:style-name="Default" table:formula="oooc:=IF(ISBLANK([.O126]);IF(ISERROR([.B126]);&quot;Err:&quot;&amp;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34.6</text:p>
          </table:table-cell>
          <table:table-cell table:formula="oooc:=FIXED([.C127];[.D127])" office:value-type="string" office:string-value="1,234.6">
            <text:p>1,234.6</text:p>
          </table:table-cell>
          <table:table-cell table:style-name="ce14" office:value-type="float" office:value="1234.567">
            <text:p>1234.57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27]);[.A127];[.M127])" office:value-type="string" office:string-value="1,234.6">
            <text:p>1,234.6</text:p>
          </table:table-cell>
          <table:table-cell table:style-name="Default" table:formula="oooc:=IF(ISBLANK([.O127]);IF(ISERROR([.B127]);&quot;Err:&quot;&amp;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,230</text:p>
          </table:table-cell>
          <table:table-cell table:formula="oooc:=FIXED([.C128];[.D128])" office:value-type="string" office:string-value="-1,230">
            <text:p>-1,230</text:p>
          </table:table-cell>
          <table:table-cell table:style-name="ce14" office:value-type="float" office:value="-1234.567">
            <text:p>-1234.57</text:p>
          </table:table-cell>
          <table:table-cell table:style-name="ce14" office:value-type="float" office:value="-1">
            <text:p>-1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28]);[.A128];[.M128])" office:value-type="string" office:string-value="-1,230">
            <text:p>-1,230</text:p>
          </table:table-cell>
          <table:table-cell table:style-name="Default" table:formula="oooc:=IF(ISBLANK([.O128]);IF(ISERROR([.B128]);&quot;Err:&quot;&amp;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0</text:p>
          </table:table-cell>
          <table:table-cell table:formula="oooc:=FIXED([.C129];[.D129];[.E129])" office:value-type="string" office:string-value="1230">
            <text:p>1230</text:p>
          </table:table-cell>
          <table:table-cell table:style-name="ce14" office:value-type="float" office:value="1234.567">
            <text:p>1234.57</text:p>
          </table:table-cell>
          <table:table-cell table:style-name="ce14" office:value-type="float" office:value="-1">
            <text:p>-1</text:p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29]);[.A129];[.M129])" office:value-type="string" office:string-value="1230">
            <text:p>1230</text:p>
          </table:table-cell>
          <table:table-cell table:style-name="Default" table:formula="oooc:=IF(ISBLANK([.O129]);IF(ISERROR([.B129]);&quot;Err:&quot;&amp;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0</text:p>
          </table:table-cell>
          <table:table-cell table:formula="oooc:=FIXED([.C130];[.D130];[.E130])" office:value-type="string" office:string-value="-1230">
            <text:p>-1230</text:p>
          </table:table-cell>
          <table:table-cell table:style-name="ce14" office:value-type="float" office:value="-1234.567">
            <text:p>-1234.57</text:p>
          </table:table-cell>
          <table:table-cell table:style-name="ce14" office:value-type="float" office:value="-1">
            <text:p>-1</text:p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ooc:=IF(ISBLANK([.M130]);[.A130];[.M130])" office:value-type="string" office:string-value="-1230">
            <text:p>-1230</text:p>
          </table:table-cell>
          <table:table-cell table:style-name="Default" table:formula="oooc:=IF(ISBLANK([.O130]);IF(ISERROR([.B130]);&quot;Err:&quot;&amp;ERRORTYPE([.B130])=[.M130];OR([.P130]=[.B130];AND(ISNUMBER([.P130]);ISNUMBER([.B130]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5" office:value-type="string">
            <text:p>$123.00</text:p>
          </table:table-cell>
          <table:table-cell table:style-name="Default" table:formula="oooc:=DOLLAR([.C132])" office:value-type="string" office:string-value="$123.00">
            <text:p>$123.00</text:p>
          </table:table-cell>
          <table:table-cell table:style-name="ce14" office:value-type="float" office:value="123">
            <text:p>123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ce29"/>
          <table:table-cell table:style-name="Default"/>
          <table:table-cell/>
          <table:table-cell table:style-name="Default" table:formula="oooc:=IF(ISBLANK([.M132]);[.A132];[.M132])" office:value-type="string" office:string-value="$123.00">
            <text:p>$123.00</text:p>
          </table:table-cell>
          <table:table-cell table:style-name="Default" table:formula="oooc:=IF(ISBLANK([.O132]);IF(ISERROR([.B132]);&quot;Err:&quot;&amp;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string">
            <text:p>($1,234.57)</text:p>
          </table:table-cell>
          <table:table-cell table:style-name="Default" table:formula="oooc:=DOLLAR([.C133])" office:value-type="string" office:string-value="-$1,234.57">
            <text:p>-$1,234.57</text:p>
          </table:table-cell>
          <table:table-cell table:style-name="ce14" office:value-type="float" office:value="-1234.567">
            <text:p>-1234.5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-$1,234.57</text:p>
          </table:table-cell>
          <table:table-cell table:style-name="Default"/>
          <table:table-cell/>
          <table:table-cell table:style-name="Default" table:formula="oooc:=IF(ISBLANK([.M133]);[.A133];[.M133])" office:value-type="string" office:string-value="-$1,234.57">
            <text:p>-$1,234.57</text:p>
          </table:table-cell>
          <table:table-cell table:style-name="Default" table:formula="oooc:=IF(ISBLANK([.O133]);IF(ISERROR([.B133]);&quot;Err:&quot;&amp;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Default"/>
          <table:table-cell table:style-name="ce14" table:number-columns-repeated="4"/>
          <table:table-cell table:style-name="ce25" table:number-columns-repeated="3"/>
          <table:table-cell table:style-name="ce27"/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string">
            <text:p>($1,000)</text:p>
          </table:table-cell>
          <table:table-cell table:style-name="Default" table:formula="oooc:=DOLLAR([.C135];[.D135])" office:value-type="string" office:string-value="-$1,000">
            <text:p>-$1,000</text:p>
          </table:table-cell>
          <table:table-cell table:style-name="ce14" office:value-type="float" office:value="-1234.5678">
            <text:p>-1234.57</text:p>
          </table:table-cell>
          <table:table-cell table:style-name="ce14" office:value-type="float" office:value="-3">
            <text:p>-3</text:p>
          </table:table-cell>
          <table:table-cell table:style-name="ce14" table:number-columns-repeated="2"/>
          <table:table-cell table:style-name="ce25" table:number-columns-repeated="3"/>
          <table:table-cell table:style-name="ce27" office:value-type="float" office:value="2">
            <text:p>2</text:p>
          </table:table-cell>
          <table:table-cell table:style-name="Default" table:number-columns-repeated="2"/>
          <table:table-cell table:style-name="ce29" office:value-type="string">
            <text:p>-$1,000</text:p>
          </table:table-cell>
          <table:table-cell table:style-name="Default"/>
          <table:table-cell/>
          <table:table-cell table:style-name="Default" table:formula="oooc:=IF(ISBLANK([.M135]);[.A135];[.M135])" office:value-type="string" office:string-value="-$1,000">
            <text:p>-$1,000</text:p>
          </table:table-cell>
          <table:table-cell table:style-name="Default" table:formula="oooc:=IF(ISBLANK([.O135]);IF(ISERROR([.B135]);&quot;Err:&quot;&amp;ERRORTYPE([.B135])=[.M135];OR([.P135]=[.B135];AND(ISNUMBER([.P135]);ISNUMBER([.B135]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string">
            <text:p>($1,234.568)</text:p>
          </table:table-cell>
          <table:table-cell table:style-name="Default" table:formula="oooc:=DOLLAR([.C136];[.D136])" office:value-type="string" office:string-value="-$1,234.568">
            <text:p>-$1,234.568</text:p>
          </table:table-cell>
          <table:table-cell table:style-name="ce14" office:value-type="float" office:value="-1234.5678">
            <text:p>-1234.57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2"/>
          <table:table-cell table:style-name="ce25" table:number-columns-repeated="3"/>
          <table:table-cell table:style-name="ce27" office:value-type="float" office:value="2">
            <text:p>2</text:p>
          </table:table-cell>
          <table:table-cell table:style-name="Default" table:number-columns-repeated="2"/>
          <table:table-cell table:style-name="ce29" office:value-type="string">
            <text:p>-$1,234.568</text:p>
          </table:table-cell>
          <table:table-cell table:style-name="Default"/>
          <table:table-cell/>
          <table:table-cell table:style-name="Default" table:formula="oooc:=IF(ISBLANK([.M136]);[.A136];[.M136])" office:value-type="string" office:string-value="-$1,234.568">
            <text:p>-$1,234.568</text:p>
          </table:table-cell>
          <table:table-cell table:style-name="Default" table:formula="oooc:=IF(ISBLANK([.O136]);IF(ISERROR([.B136]);&quot;Err:&quot;&amp;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string">
            <text:p>A</text:p>
          </table:table-cell>
          <table:table-cell table:style-name="Default" table:formula="oooc:=CHAR([.C138])" office:value-type="string" office:string-value="A">
            <text:p>A</text:p>
          </table:table-cell>
          <table:table-cell table:style-name="ce14" office:value-type="float" office:value="65">
            <text:p>65</text:p>
          </table:table-cell>
          <table:table-cell table:style-name="ce25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CHAR</text:p>
          </table:table-cell>
          <table:table-cell table:style-name="ce29"/>
          <table:table-cell table:style-name="Default"/>
          <table:table-cell/>
          <table:table-cell table:style-name="Default" table:formula="oooc:=IF(ISBLANK([.M138]);[.A138];[.M138])" office:value-type="string" office:string-value="A">
            <text:p>A</text:p>
          </table:table-cell>
          <table:table-cell table:style-name="Default" table:formula="oooc:=IF(ISBLANK([.O138]);IF(ISERROR([.B138]);&quot;Err:&quot;&amp;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8</text:p>
          </table:table-cell>
          <table:table-cell table:style-name="Default" table:formula="oooc:=CHAR([.C139])" office:value-type="string" office:string-value="8">
            <text:p>8</text:p>
          </table:table-cell>
          <table:table-cell table:style-name="ce14" office:value-type="float" office:value="56">
            <text:p>56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39]);[.A139];[.M139])" office:value-type="string" office:string-value="8">
            <text:p>8</text:p>
          </table:table-cell>
          <table:table-cell table:style-name="Default" table:formula="oooc:=IF(ISBLANK([.O139]);IF(ISERROR([.B139]);&quot;Err:&quot;&amp;ERRORTYPE([.B139])=[.M139];OR([.P139]=[.B139];AND(ISNUMBER([.P139]);ISNUMBER([.B139]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{</text:p>
          </table:table-cell>
          <table:table-cell table:style-name="Default" table:formula="oooc:=CHAR([.C140])" office:value-type="string" office:string-value="{">
            <text:p>{</text:p>
          </table:table-cell>
          <table:table-cell table:style-name="ce14" office:value-type="float" office:value="123">
            <text:p>123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40]);[.A140];[.M140])" office:value-type="string" office:string-value="{">
            <text:p>{</text:p>
          </table:table-cell>
          <table:table-cell table:style-name="Default" table:formula="oooc:=IF(ISBLANK([.O140]);IF(ISERROR([.B140]);&quot;Err:&quot;&amp;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}</text:p>
          </table:table-cell>
          <table:table-cell table:style-name="Default" table:formula="oooc:=CHAR([.C141])" office:value-type="string" office:string-value="}">
            <text:p>}</text:p>
          </table:table-cell>
          <table:table-cell table:style-name="ce14" office:value-type="float" office:value="125">
            <text:p>125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41]);[.A141];[.M141])" office:value-type="string" office:string-value="}">
            <text:p>}</text:p>
          </table:table-cell>
          <table:table-cell table:style-name="Default" table:formula="oooc:=IF(ISBLANK([.O141]);IF(ISERROR([.B141]);&quot;Err:&quot;&amp;ERRORTYPE([.B141])=[.M141];OR([.P141]=[.B141];AND(ISNUMBER([.P141]);ISNUMBER([.B141]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d</text:p>
          </table:table-cell>
          <table:table-cell table:style-name="Default" table:formula="oooc:=CHAR([.C142])" office:value-type="string" office:string-value="d">
            <text:p>d</text:p>
          </table:table-cell>
          <table:table-cell table:style-name="ce14" office:value-type="float" office:value="100">
            <text:p>100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42]);[.A142];[.M142])" office:value-type="string" office:string-value="d">
            <text:p>d</text:p>
          </table:table-cell>
          <table:table-cell table:style-name="Default" table:formula="oooc:=IF(ISBLANK([.O142]);IF(ISERROR([.B142]);&quot;Err:&quot;&amp;ERRORTYPE([.B142])=[.M142];OR([.P142]=[.B142];AND(ISNUMBER([.P142]);ISNUMBER([.B142]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</text:p>
          </table:table-cell>
          <table:table-cell table:style-name="Default" table:formula="oooc:=CHAR([.C143])" office:value-type="string" office:string-value="">
            <text:p></text:p>
          </table:table-cell>
          <table:table-cell table:style-name="ce14" office:value-type="float" office:value="127">
            <text:p>127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43]);[.A143];[.M143])" office:value-type="string" office:string-value="">
            <text:p></text:p>
          </table:table-cell>
          <table:table-cell table:style-name="Default" table:formula="oooc:=IF(ISBLANK([.O143]);IF(ISERROR([.B143]);&quot;Err:&quot;&amp;ERRORTYPE([.B143])=[.M143];OR([.P143]=[.B143];AND(ISNUMBER([.P143]);ISNUMBER([.B143]);OR(AND([.P143]=0;ABS([.B143])&lt;1E-307);&quot;&quot;&amp;[.B143]=&quot;&quot;&amp;[.P143]))));[.O1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¬</text:p>
          </table:table-cell>
          <table:table-cell table:style-name="Default" table:formula="oooc:=CHAR([.C144])" office:value-type="string" office:string-value="�">
            <text:p>�</text:p>
          </table:table-cell>
          <table:table-cell table:style-name="ce14" office:value-type="float" office:value="172">
            <text:p>172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�</text:p>
          </table:table-cell>
          <table:table-cell table:style-name="Default"/>
          <table:table-cell/>
          <table:table-cell table:style-name="Default" table:formula="oooc:=IF(ISBLANK([.M144]);[.A144];[.M144])" office:value-type="string" office:string-value="�">
            <text:p>�</text:p>
          </table:table-cell>
          <table:table-cell table:style-name="Default" table:formula="oooc:=IF(ISBLANK([.O144]);IF(ISERROR([.B144]);&quot;Err:&quot;&amp;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5])" office:value-type="string" office:string-value="">
            <text:p/>
          </table:table-cell>
          <table:table-cell table:style-name="ce14" office:value-type="float" office:value="0">
            <text:p>0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 table:style-name="ce31" office:value-type="boolean" office:boolean-value="true">
            <text:p>TRUE</text:p>
          </table:table-cell>
          <table:table-cell table:style-name="Default" table:formula="oooc:=IF(ISBLANK([.M145]);[.A145];[.M145])" office:value-type="string" office:string-value="!STR:FE">
            <text:p>!STR:FE</text:p>
          </table:table-cell>
          <table:table-cell table:style-name="Default" table:formula="oooc:=IF(ISBLANK([.O145]);IF(ISERROR([.B145]);&quot;Err:&quot;&amp;ERRORTYPE([.B145])=[.M145];OR([.P145]=[.B145];AND(ISNUMBER([.P145]);ISNUMBER([.B145]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6])" office:value-type="float" office:value="0">
            <text:p>Err:502</text:p>
          </table:table-cell>
          <table:table-cell table:style-name="ce14" office:value-type="float" office:value="256">
            <text:p>256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46]);[.A146];[.M146])" office:value-type="string" office:string-value="Err:502">
            <text:p>Err:502</text:p>
          </table:table-cell>
          <table:table-cell table:style-name="Default" table:formula="oooc:=IF(ISBLANK([.O146]);IF(ISERROR([.B146]);&quot;Err:&quot;&amp;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7])" office:value-type="float" office:value="0">
            <text:p>Err:502</text:p>
          </table:table-cell>
          <table:table-cell table:style-name="ce14" office:value-type="float" office:value="1200">
            <text:p>1200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47]);[.A147];[.M147])" office:value-type="string" office:string-value="Err:502">
            <text:p>Err:502</text:p>
          </table:table-cell>
          <table:table-cell table:style-name="Default" table:formula="oooc:=IF(ISBLANK([.O147]);IF(ISERROR([.B147]);&quot;Err:&quot;&amp;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8])" office:value-type="float" office:value="0">
            <text:p>Err:502</text:p>
          </table:table-cell>
          <table:table-cell table:style-name="ce14" office:value-type="float" office:value="2050">
            <text:p>2050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48]);[.A148];[.M148])" office:value-type="string" office:string-value="Err:502">
            <text:p>Err:502</text:p>
          </table:table-cell>
          <table:table-cell table:style-name="Default" table:formula="oooc:=IF(ISBLANK([.O148]);IF(ISERROR([.B148]);&quot;Err:&quot;&amp;ERRORTYPE([.B148])=[.M148];OR([.P148]=[.B148];AND(ISNUMBER([.P148]);ISNUMBER([.B148]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9])" office:value-type="float" office:value="0">
            <text:p>Err:502</text:p>
          </table:table-cell>
          <table:table-cell table:style-name="ce14" office:value-type="float" office:value="-1">
            <text:p>-1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49]);[.A149];[.M149])" office:value-type="string" office:string-value="Err:502">
            <text:p>Err:502</text:p>
          </table:table-cell>
          <table:table-cell table:style-name="Default" table:formula="oooc:=IF(ISBLANK([.O149]);IF(ISERROR([.B149]);&quot;Err:&quot;&amp;ERRORTYPE([.B149])=[.M149];OR([.P149]=[.B149];AND(ISNUMBER([.P149]);ISNUMBER([.B149]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Default"/>
          <table:table-cell table:style-name="ce14"/>
          <table:table-cell table:style-name="ce25" table:number-columns-repeated="6"/>
          <table:table-cell table:style-name="ce27"/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Default" table:formula="oooc:=CODE([.C151])" office:value-type="float" office:value="65">
            <text:p>65</text:p>
          </table:table-cell>
          <table:table-cell table:style-name="ce14" office:value-type="string">
            <text:p>A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CODE</text:p>
          </table:table-cell>
          <table:table-cell table:style-name="ce29"/>
          <table:table-cell table:style-name="Default"/>
          <table:table-cell/>
          <table:table-cell table:style-name="Default" table:formula="oooc:=IF(ISBLANK([.M151]);[.A151];[.M151])" office:value-type="float" office:value="65">
            <text:p>65</text:p>
          </table:table-cell>
          <table:table-cell table:style-name="Default" table:formula="oooc:=IF(ISBLANK([.O151]);IF(ISERROR([.B151]);&quot;Err:&quot;&amp;ERRORTYPE([.B151])=[.M151];OR([.P151]=[.B151];AND(ISNUMBER([.P151]);ISNUMBER([.B151]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97">
            <text:p>97</text:p>
          </table:table-cell>
          <table:table-cell table:style-name="Default" table:formula="oooc:=CODE([.C152])" office:value-type="float" office:value="97">
            <text:p>97</text:p>
          </table:table-cell>
          <table:table-cell table:style-name="ce14" office:value-type="string">
            <text:p>a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52]);[.A152];[.M152])" office:value-type="float" office:value="97">
            <text:p>97</text:p>
          </table:table-cell>
          <table:table-cell table:style-name="Default" table:formula="oooc:=IF(ISBLANK([.O152]);IF(ISERROR([.B152]);&quot;Err:&quot;&amp;ERRORTYPE([.B152])=[.M152];OR([.P152]=[.B152];AND(ISNUMBER([.P152]);ISNUMBER([.B152]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97">
            <text:p>97</text:p>
          </table:table-cell>
          <table:table-cell table:style-name="Default" table:formula="oooc:=CODE([.C153])" office:value-type="float" office:value="97">
            <text:p>97</text:p>
          </table:table-cell>
          <table:table-cell table:style-name="ce14" office:value-type="string">
            <text:p>aA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53]);[.A153];[.M153])" office:value-type="float" office:value="97">
            <text:p>97</text:p>
          </table:table-cell>
          <table:table-cell table:style-name="Default" table:formula="oooc:=IF(ISBLANK([.O153]);IF(ISERROR([.B153]);&quot;Err:&quot;&amp;ERRORTYPE([.B153])=[.M153];OR([.P153]=[.B153];AND(ISNUMBER([.P153]);ISNUMBER([.B153]);OR(AND([.P153]=0;ABS([.B153])&lt;1E-307);&quot;&quot;&amp;[.B153]=&quot;&quot;&amp;[.P153]))));[.O1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Default" table:formula="oooc:=CODE([.C154])" office:value-type="float" office:value="49">
            <text:p>49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54]);[.A154];[.M154])" office:value-type="float" office:value="49">
            <text:p>49</text:p>
          </table:table-cell>
          <table:table-cell table:style-name="Default" table:formula="oooc:=IF(ISBLANK([.O154]);IF(ISERROR([.B154]);&quot;Err:&quot;&amp;ERRORTYPE([.B154])=[.M154];OR([.P154]=[.B154];AND(ISNUMBER([.P154]);ISNUMBER([.B154]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Default" table:formula="oooc:=CODE([.C155])" office:value-type="float" office:value="49">
            <text:p>49</text:p>
          </table:table-cell>
          <table:table-cell table:style-name="ce14" office:value-type="float" office:value="12">
            <text:p>12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55]);[.A155];[.M155])" office:value-type="float" office:value="49">
            <text:p>49</text:p>
          </table:table-cell>
          <table:table-cell table:style-name="Default" table:formula="oooc:=IF(ISBLANK([.O155]);IF(ISERROR([.B155]);&quot;Err:&quot;&amp;ERRORTYPE([.B155])=[.M155];OR([.P155]=[.B155];AND(ISNUMBER([.P155]);ISNUMBER([.B155]);OR(AND([.P155]=0;ABS([.B155])&lt;1E-307);&quot;&quot;&amp;[.B155]=&quot;&quot;&amp;[.P155]))));[.O1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127">
            <text:p>127</text:p>
          </table:table-cell>
          <table:table-cell table:style-name="Default" table:formula="oooc:=CODE([.C156])" office:value-type="float" office:value="127">
            <text:p>127</text:p>
          </table:table-cell>
          <table:table-cell table:style-name="ce14" office:value-type="string">
            <text:p>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56]);[.A156];[.M156])" office:value-type="float" office:value="127">
            <text:p>127</text:p>
          </table:table-cell>
          <table:table-cell table:style-name="Default" table:formula="oooc:=IF(ISBLANK([.O156]);IF(ISERROR([.B156]);&quot;Err:&quot;&amp;ERRORTYPE([.B156])=[.M156];OR([.P156]=[.B156];AND(ISNUMBER([.P156]);ISNUMBER([.B156]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104">
            <text:p>104</text:p>
          </table:table-cell>
          <table:table-cell table:style-name="Default" table:formula="oooc:=CODE([.C157])" office:value-type="float" office:value="104">
            <text:p>104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57]);[.A157];[.M157])" office:value-type="float" office:value="104">
            <text:p>104</text:p>
          </table:table-cell>
          <table:table-cell table:style-name="Default" table:formula="oooc:=IF(ISBLANK([.O157]);IF(ISERROR([.B157]);&quot;Err:&quot;&amp;ERRORTYPE([.B157])=[.M157];OR([.P157]=[.B157];AND(ISNUMBER([.P157]);ISNUMBER([.B157]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Default" table:formula="oooc:=CODE([.C158])" office:value-type="float" office:value="0">
            <text:p>0</text:p>
          </table:table-cell>
          <table:table-cell table:style-name="ce14" office:value-type="string">
            <text:p>ё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0">
            <text:p>0</text:p>
          </table:table-cell>
          <table:table-cell table:style-name="Default"/>
          <table:table-cell/>
          <table:table-cell table:style-name="Default" table:formula="oooc:=IF(ISBLANK([.M158]);[.A158];[.M158])" office:value-type="float" office:value="0">
            <text:p>0</text:p>
          </table:table-cell>
          <table:table-cell table:style-name="Default" table:formula="oooc:=IF(ISBLANK([.O158]);IF(ISERROR([.B158]);&quot;Err:&quot;&amp;ERRORTYPE([.B158])=[.M158];OR([.P158]=[.B158];AND(ISNUMBER([.P158]);ISNUMBER([.B158]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246">
            <text:p>246</text:p>
          </table:table-cell>
          <table:table-cell table:style-name="Default" table:formula="oooc:=CODE([.C159])" office:value-type="float" office:value="0">
            <text:p>0</text:p>
          </table:table-cell>
          <table:table-cell table:style-name="ce14" office:value-type="string">
            <text:p>ö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0">
            <text:p>0</text:p>
          </table:table-cell>
          <table:table-cell table:style-name="Default"/>
          <table:table-cell/>
          <table:table-cell table:style-name="Default" table:formula="oooc:=IF(ISBLANK([.M159]);[.A159];[.M159])" office:value-type="float" office:value="0">
            <text:p>0</text:p>
          </table:table-cell>
          <table:table-cell table:style-name="Default" table:formula="oooc:=IF(ISBLANK([.O159]);IF(ISERROR([.B159]);&quot;Err:&quot;&amp;ERRORTYPE([.B159])=[.M159];OR([.P159]=[.B159];AND(ISNUMBER([.P159]);ISNUMBER([.B159]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61])" office:value-type="float" office:value="35981">
            <text:p>35981</text:p>
          </table:table-cell>
          <table:table-cell table:style-name="ce14" office:value-type="string">
            <text:p>7/5/1998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DATEVALUE</text:p>
          </table:table-cell>
          <table:table-cell table:style-name="ce29"/>
          <table:table-cell table:style-name="Default"/>
          <table:table-cell/>
          <table:table-cell table:style-name="Default" table:formula="oooc:=IF(ISBLANK([.M161]);[.A161];[.M161])" office:value-type="float" office:value="35981">
            <text:p>35981</text:p>
          </table:table-cell>
          <table:table-cell table:style-name="Default" table:formula="oooc:=IF(ISBLANK([.O161]);IF(ISERROR([.B161]);&quot;Err:&quot;&amp;ERRORTYPE([.B161])=[.M161];OR([.P161]=[.B161];AND(ISNUMBER([.P161]);ISNUMBER([.B161]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62])" office:value-type="float" office:value="35981">
            <text:p>35981</text:p>
          </table:table-cell>
          <table:table-cell table:style-name="ce14" office:value-type="string">
            <text:p>7/5/98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62]);[.A162];[.M162])" office:value-type="float" office:value="35981">
            <text:p>35981</text:p>
          </table:table-cell>
          <table:table-cell table:style-name="Default" table:formula="oooc:=IF(ISBLANK([.O162]);IF(ISERROR([.B162]);&quot;Err:&quot;&amp;ERRORTYPE([.B162])=[.M162];OR([.P162]=[.B162];AND(ISNUMBER([.P162]);ISNUMBER([.B162]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63])" office:value-type="float" office:value="35981.5090277778">
            <text:p>35981.51</text:p>
          </table:table-cell>
          <table:table-cell table:style-name="ce14" office:value-type="string">
            <text:p>7/5/1998 12:13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0277778">
            <text:p>35981.51</text:p>
          </table:table-cell>
          <table:table-cell table:style-name="Default"/>
          <table:table-cell/>
          <table:table-cell table:style-name="Default" table:formula="oooc:=IF(ISBLANK([.M163]);[.A163];[.M163])" office:value-type="float" office:value="35981.5090277778">
            <text:p>35981.51</text:p>
          </table:table-cell>
          <table:table-cell table:style-name="Default" table:formula="oooc:=IF(ISBLANK([.O163]);IF(ISERROR([.B163]);&quot;Err:&quot;&amp;ERRORTYPE([.B163])=[.M163];OR([.P163]=[.B163];AND(ISNUMBER([.P163]);ISNUMBER([.B163]);OR(AND([.P163]=0;ABS([.B163])&lt;1E-307);&quot;&quot;&amp;[.B163]=&quot;&quot;&amp;[.P163]))));[.O1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64])" office:value-type="float" office:value="35981.5091898148">
            <text:p>35981.51</text:p>
          </table:table-cell>
          <table:table-cell table:style-name="ce14" office:value-type="string">
            <text:p>7/5/98 12:13:14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1898148">
            <text:p>35981.51</text:p>
          </table:table-cell>
          <table:table-cell table:style-name="Default"/>
          <table:table-cell/>
          <table:table-cell table:style-name="Default" table:formula="oooc:=IF(ISBLANK([.M164]);[.A164];[.M164])" office:value-type="float" office:value="35981.5091898148">
            <text:p>35981.51</text:p>
          </table:table-cell>
          <table:table-cell table:style-name="Default" table:formula="oooc:=IF(ISBLANK([.O164]);IF(ISERROR([.B164]);&quot;Err:&quot;&amp;ERRORTYPE([.B164])=[.M164];OR([.P164]=[.B164];AND(ISNUMBER([.P164]);ISNUMBER([.B164]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Default" table:formula="oooc:=DATEVALUE([.C165])" office:value-type="float" office:value="0">
            <text:p>Err:502</text:p>
          </table:table-cell>
          <table:table-cell table:style-name="ce14" office:value-type="string">
            <text:p>12:13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65]);[.A165];[.M165])" office:value-type="string" office:string-value="Err:502">
            <text:p>Err:502</text:p>
          </table:table-cell>
          <table:table-cell table:style-name="Default" table:formula="oooc:=IF(ISBLANK([.O165]);IF(ISERROR([.B165]);&quot;Err:&quot;&amp;ERRORTYPE([.B165])=[.M165];OR([.P165]=[.B165];AND(ISNUMBER([.P165]);ISNUMBER([.B165]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Default" table:formula="oooc:=DATEVALUE([.C166])" office:value-type="float" office:value="0">
            <text:p>Err:502</text:p>
          </table:table-cell>
          <table:table-cell table:style-name="ce14" office:value-type="string">
            <text:p>12:13:14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66]);[.A166];[.M166])" office:value-type="string" office:string-value="Err:502">
            <text:p>Err:502</text:p>
          </table:table-cell>
          <table:table-cell table:style-name="Default" table:formula="oooc:=IF(ISBLANK([.O166]);IF(ISERROR([.B166]);&quot;Err:&quot;&amp;ERRORTYPE([.B166])=[.M166];OR([.P166]=[.B166];AND(ISNUMBER([.P166]);ISNUMBER([.B166]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67])" office:value-type="float" office:value="35981.5090277778">
            <text:p>35981.51</text:p>
          </table:table-cell>
          <table:table-cell table:style-name="ce14" office:value-type="string">
            <text:p>7/5/1998 12:13 PM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0277778">
            <text:p>35981.51</text:p>
          </table:table-cell>
          <table:table-cell table:style-name="Default"/>
          <table:table-cell/>
          <table:table-cell table:style-name="Default" table:formula="oooc:=IF(ISBLANK([.M167]);[.A167];[.M167])" office:value-type="float" office:value="35981.5090277778">
            <text:p>35981.51</text:p>
          </table:table-cell>
          <table:table-cell table:style-name="Default" table:formula="oooc:=IF(ISBLANK([.O167]);IF(ISERROR([.B167]);&quot;Err:&quot;&amp;ERRORTYPE([.B167])=[.M167];OR([.P167]=[.B167];AND(ISNUMBER([.P167]);ISNUMBER([.B167]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68])" office:value-type="float" office:value="35981.5091898148">
            <text:p>35981.51</text:p>
          </table:table-cell>
          <table:table-cell table:style-name="ce14" office:value-type="string">
            <text:p>7/5/98 12:13:14 PM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1898148">
            <text:p>35981.51</text:p>
          </table:table-cell>
          <table:table-cell table:style-name="Default"/>
          <table:table-cell/>
          <table:table-cell table:style-name="Default" table:formula="oooc:=IF(ISBLANK([.M168]);[.A168];[.M168])" office:value-type="float" office:value="35981.5091898148">
            <text:p>35981.51</text:p>
          </table:table-cell>
          <table:table-cell table:style-name="Default" table:formula="oooc:=IF(ISBLANK([.O168]);IF(ISERROR([.B168]);&quot;Err:&quot;&amp;ERRORTYPE([.B168])=[.M168];OR([.P168]=[.B168];AND(ISNUMBER([.P168]);ISNUMBER([.B168]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10959">
            <text:p>10959</text:p>
          </table:table-cell>
          <table:table-cell table:style-name="Default" table:formula="oooc:=DATEVALUE([.C169])" office:value-type="float" office:value="10959">
            <text:p>10959</text:p>
          </table:table-cell>
          <table:table-cell table:style-name="ce14" office:value-type="string">
            <text:p>1/1/30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69]);[.A169];[.M169])" office:value-type="float" office:value="10959">
            <text:p>10959</text:p>
          </table:table-cell>
          <table:table-cell table:style-name="Default" table:formula="oooc:=IF(ISBLANK([.O169]);IF(ISERROR([.B169]);&quot;Err:&quot;&amp;ERRORTYPE([.B169])=[.M169];OR([.P169]=[.B169];AND(ISNUMBER([.P169]);ISNUMBER([.B169]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47483">
            <text:p>47483</text:p>
          </table:table-cell>
          <table:table-cell table:style-name="Default" table:formula="oooc:=DATEVALUE([.C170])" office:value-type="float" office:value="47483">
            <text:p>47483</text:p>
          </table:table-cell>
          <table:table-cell table:style-name="ce14" office:value-type="string">
            <text:p>12/31/29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70]);[.A170];[.M170])" office:value-type="float" office:value="47483">
            <text:p>47483</text:p>
          </table:table-cell>
          <table:table-cell table:style-name="Default" table:formula="oooc:=IF(ISBLANK([.O170]);IF(ISERROR([.B170]);&quot;Err:&quot;&amp;ERRORTYPE([.B170])=[.M170];OR([.P170]=[.B170];AND(ISNUMBER([.P170]);ISNUMBER([.B170]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71])" office:value-type="float" office:value="35981">
            <text:p>35981</text:p>
          </table:table-cell>
          <table:table-cell table:style-name="ce14" office:value-type="string">
            <text:p>1998/7/5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71]);[.A171];[.M171])" office:value-type="float" office:value="35981">
            <text:p>35981</text:p>
          </table:table-cell>
          <table:table-cell table:style-name="Default" table:formula="oooc:=IF(ISBLANK([.O171]);IF(ISERROR([.B171]);&quot;Err:&quot;&amp;ERRORTYPE([.B171])=[.M171];OR([.P171]=[.B171];AND(ISNUMBER([.P171]);ISNUMBER([.B171]);OR(AND([.P171]=0;ABS([.B171])&lt;1E-307);&quot;&quot;&amp;[.B171]=&quot;&quot;&amp;[.P171]))));[.O1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72])" office:value-type="float" office:value="35981.5090277778">
            <text:p>35981.51</text:p>
          </table:table-cell>
          <table:table-cell table:style-name="ce14" office:value-type="string">
            <text:p>1998/7/5 12:13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0277778">
            <text:p>35981.51</text:p>
          </table:table-cell>
          <table:table-cell table:style-name="Default"/>
          <table:table-cell/>
          <table:table-cell table:style-name="Default" table:formula="oooc:=IF(ISBLANK([.M172]);[.A172];[.M172])" office:value-type="float" office:value="35981.5090277778">
            <text:p>35981.51</text:p>
          </table:table-cell>
          <table:table-cell table:style-name="Default" table:formula="oooc:=IF(ISBLANK([.O172]);IF(ISERROR([.B172]);&quot;Err:&quot;&amp;ERRORTYPE([.B172])=[.M172];OR([.P172]=[.B172];AND(ISNUMBER([.P172]);ISNUMBER([.B172]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73])" office:value-type="float" office:value="35981.5091898148">
            <text:p>35981.51</text:p>
          </table:table-cell>
          <table:table-cell table:style-name="ce14" office:value-type="string">
            <text:p>1998/7/5 12:13:14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1898148">
            <text:p>35981.51</text:p>
          </table:table-cell>
          <table:table-cell table:style-name="Default"/>
          <table:table-cell/>
          <table:table-cell table:style-name="Default" table:formula="oooc:=IF(ISBLANK([.M173]);[.A173];[.M173])" office:value-type="float" office:value="35981.5091898148">
            <text:p>35981.51</text:p>
          </table:table-cell>
          <table:table-cell table:style-name="Default" table:formula="oooc:=IF(ISBLANK([.O173]);IF(ISERROR([.B173]);&quot;Err:&quot;&amp;ERRORTYPE([.B173])=[.M173];OR([.P173]=[.B173];AND(ISNUMBER([.P173]);ISNUMBER([.B173]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74])" office:value-type="float" office:value="35981">
            <text:p>35981</text:p>
          </table:table-cell>
          <table:table-cell table:style-name="ce14" office:value-type="string">
            <text:p>1998-7-5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74]);[.A174];[.M174])" office:value-type="float" office:value="35981">
            <text:p>35981</text:p>
          </table:table-cell>
          <table:table-cell table:style-name="Default" table:formula="oooc:=IF(ISBLANK([.O174]);IF(ISERROR([.B174]);&quot;Err:&quot;&amp;ERRORTYPE([.B174])=[.M174];OR([.P174]=[.B174];AND(ISNUMBER([.P174]);ISNUMBER([.B174]);OR(AND([.P174]=0;ABS([.B174])&lt;1E-307);&quot;&quot;&amp;[.B174]=&quot;&quot;&amp;[.P174]))));[.O1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75])" office:value-type="float" office:value="35981.5090277778">
            <text:p>35981.51</text:p>
          </table:table-cell>
          <table:table-cell table:style-name="ce14" office:value-type="string">
            <text:p>1998-7-5 12:13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0277778">
            <text:p>35981.51</text:p>
          </table:table-cell>
          <table:table-cell table:style-name="Default"/>
          <table:table-cell/>
          <table:table-cell table:style-name="Default" table:formula="oooc:=IF(ISBLANK([.M175]);[.A175];[.M175])" office:value-type="float" office:value="35981.5090277778">
            <text:p>35981.51</text:p>
          </table:table-cell>
          <table:table-cell table:style-name="Default" table:formula="oooc:=IF(ISBLANK([.O175]);IF(ISERROR([.B175]);&quot;Err:&quot;&amp;ERRORTYPE([.B175])=[.M175];OR([.P175]=[.B175];AND(ISNUMBER([.P175]);ISNUMBER([.B175]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ooc:=DATEVALUE([.C176])" office:value-type="float" office:value="35981.5091898148">
            <text:p>35981.51</text:p>
          </table:table-cell>
          <table:table-cell table:style-name="ce14" office:value-type="string">
            <text:p>1998-7-5 12:13:14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1898148">
            <text:p>35981.51</text:p>
          </table:table-cell>
          <table:table-cell table:style-name="Default"/>
          <table:table-cell/>
          <table:table-cell table:style-name="Default" table:formula="oooc:=IF(ISBLANK([.M176]);[.A176];[.M176])" office:value-type="float" office:value="35981.5091898148">
            <text:p>35981.51</text:p>
          </table:table-cell>
          <table:table-cell table:style-name="Default" table:formula="oooc:=IF(ISBLANK([.O176]);IF(ISERROR([.B176]);&quot;Err:&quot;&amp;ERRORTYPE([.B176])=[.M176];OR([.P176]=[.B176];AND(ISNUMBER([.P176]);ISNUMBER([.B176]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9106">
            <text:p>39106</text:p>
          </table:table-cell>
          <table:table-cell table:style-name="Default" table:formula="oooc:=DATEVALUE([.C177])" office:value-type="float" office:value="39106">
            <text:p>39106</text:p>
          </table:table-cell>
          <table:table-cell table:style-name="ce14" office:value-type="string">
            <text:p>1/24/2007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77]);[.A177];[.M177])" office:value-type="float" office:value="39106">
            <text:p>39106</text:p>
          </table:table-cell>
          <table:table-cell table:style-name="Default" table:formula="oooc:=IF(ISBLANK([.O177]);IF(ISERROR([.B177]);&quot;Err:&quot;&amp;ERRORTYPE([.B177])=[.M177];OR([.P177]=[.B177];AND(ISNUMBER([.P177]);ISNUMBER([.B177]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9106">
            <text:p>39106</text:p>
          </table:table-cell>
          <table:table-cell table:style-name="Default" table:formula="oooc:=DATEVALUE([.C178])" office:value-type="float" office:value="39106">
            <text:p>39106</text:p>
          </table:table-cell>
          <table:table-cell table:style-name="ce14" office:value-type="string">
            <text:p>1/24/07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78]);[.A178];[.M178])" office:value-type="float" office:value="39106">
            <text:p>39106</text:p>
          </table:table-cell>
          <table:table-cell table:style-name="Default" table:formula="oooc:=IF(ISBLANK([.O178]);IF(ISERROR([.B178]);&quot;Err:&quot;&amp;ERRORTYPE([.B178])=[.M178];OR([.P178]=[.B178];AND(ISNUMBER([.P178]);ISNUMBER([.B178]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79])" office:value-type="float" office:value="37993">
            <text:p>37993</text:p>
          </table:table-cell>
          <table:table-cell table:style-name="ce14" office:value-type="string">
            <text:p>1-7-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7993">
            <text:p>37993</text:p>
          </table:table-cell>
          <table:table-cell table:style-name="Default"/>
          <table:table-cell/>
          <table:table-cell table:style-name="Default" table:formula="oooc:=IF(ISBLANK([.M179]);[.A179];[.M179])" office:value-type="float" office:value="37993">
            <text:p>37993</text:p>
          </table:table-cell>
          <table:table-cell table:style-name="Default" table:formula="oooc:=IF(ISBLANK([.O179]);IF(ISERROR([.B179]);&quot;Err:&quot;&amp;ERRORTYPE([.B179])=[.M179];OR([.P179]=[.B179];AND(ISNUMBER([.P179]);ISNUMBER([.B179]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0])" office:value-type="float" office:value="37993">
            <text:p>37993</text:p>
          </table:table-cell>
          <table:table-cell table:style-name="ce14" office:value-type="string">
            <text:p>01-07-0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7993">
            <text:p>37993</text:p>
          </table:table-cell>
          <table:table-cell table:style-name="Default"/>
          <table:table-cell/>
          <table:table-cell table:style-name="Default" table:formula="oooc:=IF(ISBLANK([.M180]);[.A180];[.M180])" office:value-type="float" office:value="37993">
            <text:p>37993</text:p>
          </table:table-cell>
          <table:table-cell table:style-name="Default" table:formula="oooc:=IF(ISBLANK([.O180]);IF(ISERROR([.B180]);&quot;Err:&quot;&amp;ERRORTYPE([.B180])=[.M180];OR([.P180]=[.B180];AND(ISNUMBER([.P180]);ISNUMBER([.B180]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1])" office:value-type="float" office:value="37993">
            <text:p>37993</text:p>
          </table:table-cell>
          <table:table-cell table:style-name="ce14" office:value-type="string">
            <text:p>01-07-200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7993">
            <text:p>37993</text:p>
          </table:table-cell>
          <table:table-cell table:style-name="Default"/>
          <table:table-cell/>
          <table:table-cell table:style-name="Default" table:formula="oooc:=IF(ISBLANK([.M181]);[.A181];[.M181])" office:value-type="float" office:value="37993">
            <text:p>37993</text:p>
          </table:table-cell>
          <table:table-cell table:style-name="Default" table:formula="oooc:=IF(ISBLANK([.O181]);IF(ISERROR([.B181]);&quot;Err:&quot;&amp;ERRORTYPE([.B181])=[.M181];OR([.P181]=[.B181];AND(ISNUMBER([.P181]);ISNUMBER([.B181]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7" office:value-type="float" office:value="37993">
            <text:p>37993</text:p>
          </table:table-cell>
          <table:table-cell table:style-name="Default" table:formula="oooc:=DATEVALUE([.C182])" office:value-type="float" office:value="37993">
            <text:p>37993</text:p>
          </table:table-cell>
          <table:table-cell table:style-name="ce14" office:value-type="string">
            <text:p>01/07/200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82]);[.A182];[.M182])" office:value-type="float" office:value="37993">
            <text:p>37993</text:p>
          </table:table-cell>
          <table:table-cell table:style-name="Default" table:formula="oooc:=IF(ISBLANK([.O182]);IF(ISERROR([.B182]);&quot;Err:&quot;&amp;ERRORTYPE([.B182])=[.M182];OR([.P182]=[.B182];AND(ISNUMBER([.P182]);ISNUMBER([.B182]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3])" office:value-type="float" office:value="0">
            <text:p>Err:502</text:p>
          </table:table-cell>
          <table:table-cell table:style-name="ce14" office:value-type="string">
            <text:p>01 07 200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83]);[.A183];[.M183])" office:value-type="string" office:string-value="Err:502">
            <text:p>Err:502</text:p>
          </table:table-cell>
          <table:table-cell table:style-name="Default" table:formula="oooc:=IF(ISBLANK([.O183]);IF(ISERROR([.B183]);&quot;Err:&quot;&amp;ERRORTYPE([.B183])=[.M183];OR([.P183]=[.B183];AND(ISNUMBER([.P183]);ISNUMBER([.B183]);OR(AND([.P183]=0;ABS([.B183])&lt;1E-307);&quot;&quot;&amp;[.B183]=&quot;&quot;&amp;[.P183]))));[.O1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7076">
            <text:p>37076</text:p>
          </table:table-cell>
          <table:table-cell table:style-name="Default" table:formula="oooc:=DATEVALUE([.C184])" office:value-type="float" office:value="37076">
            <text:p>37076</text:p>
          </table:table-cell>
          <table:table-cell table:style-name="ce14" office:value-type="string">
            <text:p>2001/7/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84]);[.A184];[.M184])" office:value-type="float" office:value="37076">
            <text:p>37076</text:p>
          </table:table-cell>
          <table:table-cell table:style-name="Default" table:formula="oooc:=IF(ISBLANK([.O184]);IF(ISERROR([.B184]);&quot;Err:&quot;&amp;ERRORTYPE([.B184])=[.M184];OR([.P184]=[.B184];AND(ISNUMBER([.P184]);ISNUMBER([.B184]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7076">
            <text:p>37076</text:p>
          </table:table-cell>
          <table:table-cell table:style-name="Default" table:formula="oooc:=DATEVALUE([.C185])" office:value-type="float" office:value="37076">
            <text:p>37076</text:p>
          </table:table-cell>
          <table:table-cell table:style-name="ce14" office:value-type="string">
            <text:p>2001-7-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85]);[.A185];[.M185])" office:value-type="float" office:value="37076">
            <text:p>37076</text:p>
          </table:table-cell>
          <table:table-cell table:style-name="Default" table:formula="oooc:=IF(ISBLANK([.O185]);IF(ISERROR([.B185]);&quot;Err:&quot;&amp;ERRORTYPE([.B185])=[.M185];OR([.P185]=[.B185];AND(ISNUMBER([.P185]);ISNUMBER([.B185]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7076">
            <text:p>37076</text:p>
          </table:table-cell>
          <table:table-cell table:style-name="Default" table:formula="oooc:=DATEVALUE([.C186])" office:value-type="float" office:value="37076">
            <text:p>37076</text:p>
          </table:table-cell>
          <table:table-cell table:style-name="ce14" office:value-type="string">
            <text:p>2001-07-0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186]);[.A186];[.M186])" office:value-type="float" office:value="37076">
            <text:p>37076</text:p>
          </table:table-cell>
          <table:table-cell table:style-name="Default" table:formula="oooc:=IF(ISBLANK([.O186]);IF(ISERROR([.B186]);&quot;Err:&quot;&amp;ERRORTYPE([.B186])=[.M186];OR([.P186]=[.B186];AND(ISNUMBER([.P186]);ISNUMBER([.B186]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7])" office:value-type="float" office:value="35222">
            <text:p>35222</text:p>
          </table:table-cell>
          <table:table-cell table:style-name="ce14" office:value-type="string">
            <text:p>6/6/1996 <text:s/>12:00:00 <text:s/>A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222">
            <text:p>35222</text:p>
          </table:table-cell>
          <table:table-cell table:style-name="Default"/>
          <table:table-cell/>
          <table:table-cell table:style-name="Default" table:formula="oooc:=IF(ISBLANK([.M187]);[.A187];[.M187])" office:value-type="float" office:value="35222">
            <text:p>35222</text:p>
          </table:table-cell>
          <table:table-cell table:style-name="Default" table:formula="oooc:=IF(ISBLANK([.O187]);IF(ISERROR([.B187]);&quot;Err:&quot;&amp;ERRORTYPE([.B187])=[.M187];OR([.P187]=[.B187];AND(ISNUMBER([.P187]);ISNUMBER([.B187]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8])" office:value-type="float" office:value="39106">
            <text:p>39106</text:p>
          </table:table-cell>
          <table:table-cell table:style-name="ce14" office:value-type="string">
            <text:p>January 24, 200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106">
            <text:p>39106</text:p>
          </table:table-cell>
          <table:table-cell table:style-name="Default"/>
          <table:table-cell/>
          <table:table-cell table:style-name="Default" table:formula="oooc:=IF(ISBLANK([.M188]);[.A188];[.M188])" office:value-type="float" office:value="39106">
            <text:p>39106</text:p>
          </table:table-cell>
          <table:table-cell table:style-name="Default" table:formula="oooc:=IF(ISBLANK([.O188]);IF(ISERROR([.B188]);&quot;Err:&quot;&amp;ERRORTYPE([.B188])=[.M188];OR([.P188]=[.B188];AND(ISNUMBER([.P188]);ISNUMBER([.B188]);OR(AND([.P188]=0;ABS([.B188])&lt;1E-307);&quot;&quot;&amp;[.B188]=&quot;&quot;&amp;[.P188]))));[.O1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9])" office:value-type="float" office:value="39106">
            <text:p>39106</text:p>
          </table:table-cell>
          <table:table-cell table:style-name="ce14" office:value-type="string">
            <text:p>Jan 24, 200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106">
            <text:p>39106</text:p>
          </table:table-cell>
          <table:table-cell table:style-name="Default"/>
          <table:table-cell/>
          <table:table-cell table:style-name="Default" table:formula="oooc:=IF(ISBLANK([.M189]);[.A189];[.M189])" office:value-type="float" office:value="39106">
            <text:p>39106</text:p>
          </table:table-cell>
          <table:table-cell table:style-name="Default" table:formula="oooc:=IF(ISBLANK([.O189]);IF(ISERROR([.B189]);&quot;Err:&quot;&amp;ERRORTYPE([.B189])=[.M189];OR([.P189]=[.B189];AND(ISNUMBER([.P189]);ISNUMBER([.B189]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0])" office:value-type="float" office:value="39106">
            <text:p>39106</text:p>
          </table:table-cell>
          <table:table-cell table:style-name="ce14" office:value-type="string">
            <text:p>Jan 24, 0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106">
            <text:p>39106</text:p>
          </table:table-cell>
          <table:table-cell table:style-name="Default"/>
          <table:table-cell/>
          <table:table-cell table:style-name="Default" table:formula="oooc:=IF(ISBLANK([.M190]);[.A190];[.M190])" office:value-type="float" office:value="39106">
            <text:p>39106</text:p>
          </table:table-cell>
          <table:table-cell table:style-name="Default" table:formula="oooc:=IF(ISBLANK([.O190]);IF(ISERROR([.B190]);&quot;Err:&quot;&amp;ERRORTYPE([.B190])=[.M190];OR([.P190]=[.B190];AND(ISNUMBER([.P190]);ISNUMBER([.B190]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1])" office:value-type="float" office:value="0">
            <text:p>Err:502</text:p>
          </table:table-cell>
          <table:table-cell table:style-name="ce14" office:value-type="string">
            <text:p>Jan , <text:s/>24, 07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91]);[.A191];[.M191])" office:value-type="string" office:string-value="Err:502">
            <text:p>Err:502</text:p>
          </table:table-cell>
          <table:table-cell table:style-name="Default" table:formula="oooc:=IF(ISBLANK([.O191]);IF(ISERROR([.B191]);&quot;Err:&quot;&amp;ERRORTYPE([.B191])=[.M191];OR([.P191]=[.B191];AND(ISNUMBER([.P191]);ISNUMBER([.B191]);OR(AND([.P191]=0;ABS([.B191])&lt;1E-307);&quot;&quot;&amp;[.B191]=&quot;&quot;&amp;[.P191]))));[.O1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2])" office:value-type="float" office:value="0">
            <text:p>Err:502</text:p>
          </table:table-cell>
          <table:table-cell table:style-name="ce14" office:value-type="string">
            <text:p>Jan 24,07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92]);[.A192];[.M192])" office:value-type="string" office:string-value="Err:502">
            <text:p>Err:502</text:p>
          </table:table-cell>
          <table:table-cell table:style-name="Default" table:formula="oooc:=IF(ISBLANK([.O192]);IF(ISERROR([.B192]);&quot;Err:&quot;&amp;ERRORTYPE([.B192])=[.M192];OR([.P192]=[.B192];AND(ISNUMBER([.P192]);ISNUMBER([.B192]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3])" office:value-type="float" office:value="0">
            <text:p>Err:502</text:p>
          </table:table-cell>
          <table:table-cell table:style-name="ce14" office:value-type="string">
            <text:p>Jan - 24, 0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93]);[.A193];[.M193])" office:value-type="string" office:string-value="Err:502">
            <text:p>Err:502</text:p>
          </table:table-cell>
          <table:table-cell table:style-name="Default" table:formula="oooc:=IF(ISBLANK([.O193]);IF(ISERROR([.B193]);&quot;Err:&quot;&amp;ERRORTYPE([.B193])=[.M193];OR([.P193]=[.B193];AND(ISNUMBER([.P193]);ISNUMBER([.B193]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4])" office:value-type="float" office:value="39669">
            <text:p>39669</text:p>
          </table:table-cell>
          <table:table-cell table:style-name="ce14" office:value-type="string">
            <text:p>09-AUG 2008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669">
            <text:p>39669</text:p>
          </table:table-cell>
          <table:table-cell table:style-name="Default"/>
          <table:table-cell/>
          <table:table-cell table:style-name="Default" table:formula="oooc:=IF(ISBLANK([.M194]);[.A194];[.M194])" office:value-type="float" office:value="39669">
            <text:p>39669</text:p>
          </table:table-cell>
          <table:table-cell table:style-name="Default" table:formula="oooc:=IF(ISBLANK([.O194]);IF(ISERROR([.B194]);&quot;Err:&quot;&amp;ERRORTYPE([.B194])=[.M194];OR([.P194]=[.B194];AND(ISNUMBER([.P194]);ISNUMBER([.B194]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5])" office:value-type="float" office:value="39471">
            <text:p>39471</text:p>
          </table:table-cell>
          <table:table-cell table:style-name="ce14" office:value-type="string">
            <text:p>Jan 24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471">
            <text:p>39471</text:p>
          </table:table-cell>
          <table:table-cell table:style-name="Default"/>
          <table:table-cell/>
          <table:table-cell table:style-name="Default" table:formula="oooc:=IF(ISBLANK([.M195]);[.A195];[.M195])" office:value-type="float" office:value="39471">
            <text:p>39471</text:p>
          </table:table-cell>
          <table:table-cell table:style-name="Default" table:formula="oooc:=IF(ISBLANK([.O195]);IF(ISERROR([.B195]);&quot;Err:&quot;&amp;ERRORTYPE([.B195])=[.M195];OR([.P195]=[.B195];AND(ISNUMBER([.P195]);ISNUMBER([.B195]);OR(AND([.P195]=0;ABS([.B195])&lt;1E-307);&quot;&quot;&amp;[.B195]=&quot;&quot;&amp;[.P195]))));[.O1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6])" office:value-type="float" office:value="0">
            <text:p>Err:502</text:p>
          </table:table-cell>
          <table:table-cell table:style-name="ce14" office:value-type="string">
            <text:p>24 Jan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96]);[.A196];[.M196])" office:value-type="string" office:string-value="Err:502">
            <text:p>Err:502</text:p>
          </table:table-cell>
          <table:table-cell table:style-name="Default" table:formula="oooc:=IF(ISBLANK([.O196]);IF(ISERROR([.B196]);&quot;Err:&quot;&amp;ERRORTYPE([.B196])=[.M196];OR([.P196]=[.B196];AND(ISNUMBER([.P196]);ISNUMBER([.B196]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7])" office:value-type="float" office:value="0">
            <text:p>Err:502</text:p>
          </table:table-cell>
          <table:table-cell table:style-name="ce14" office:value-type="string">
            <text:p>24 Jan 12: 13:14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197]);[.A197];[.M197])" office:value-type="string" office:string-value="Err:502">
            <text:p>Err:502</text:p>
          </table:table-cell>
          <table:table-cell table:style-name="Default" table:formula="oooc:=IF(ISBLANK([.O197]);IF(ISERROR([.B197]);&quot;Err:&quot;&amp;ERRORTYPE([.B197])=[.M197];OR([.P197]=[.B197];AND(ISNUMBER([.P197]);ISNUMBER([.B197]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8])" office:value-type="float" office:value="39670">
            <text:p>39670</text:p>
          </table:table-cell>
          <table:table-cell table:style-name="ce14" office:value-type="string">
            <text:p>AUG-10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670">
            <text:p>39670</text:p>
          </table:table-cell>
          <table:table-cell table:style-name="Default"/>
          <table:table-cell/>
          <table:table-cell table:style-name="Default" table:formula="oooc:=IF(ISBLANK([.M198]);[.A198];[.M198])" office:value-type="float" office:value="39670">
            <text:p>39670</text:p>
          </table:table-cell>
          <table:table-cell table:style-name="Default" table:formula="oooc:=IF(ISBLANK([.O198]);IF(ISERROR([.B198]);&quot;Err:&quot;&amp;ERRORTYPE([.B198])=[.M198];OR([.P198]=[.B198];AND(ISNUMBER([.P198]);ISNUMBER([.B198]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9])" office:value-type="float" office:value="39670">
            <text:p>39670</text:p>
          </table:table-cell>
          <table:table-cell table:style-name="ce14" office:value-type="string">
            <text:p>AUG 10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670">
            <text:p>39670</text:p>
          </table:table-cell>
          <table:table-cell table:style-name="Default"/>
          <table:table-cell/>
          <table:table-cell table:style-name="Default" table:formula="oooc:=IF(ISBLANK([.M199]);[.A199];[.M199])" office:value-type="float" office:value="39670">
            <text:p>39670</text:p>
          </table:table-cell>
          <table:table-cell table:style-name="Default" table:formula="oooc:=IF(ISBLANK([.O199]);IF(ISERROR([.B199]);&quot;Err:&quot;&amp;ERRORTYPE([.B199])=[.M199];OR([.P199]=[.B199];AND(ISNUMBER([.P199]);ISNUMBER([.B199]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0])" office:value-type="float" office:value="0">
            <text:p>Err:502</text:p>
          </table:table-cell>
          <table:table-cell table:style-name="ce14" office:value-type="string">
            <text:p>10-AUG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00]);[.A200];[.M200])" office:value-type="string" office:string-value="Err:502">
            <text:p>Err:502</text:p>
          </table:table-cell>
          <table:table-cell table:style-name="Default" table:formula="oooc:=IF(ISBLANK([.O200]);IF(ISERROR([.B200]);&quot;Err:&quot;&amp;ERRORTYPE([.B200])=[.M200];OR([.P200]=[.B200];AND(ISNUMBER([.P200]);ISNUMBER([.B200]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1])" office:value-type="float" office:value="39304">
            <text:p>39304</text:p>
          </table:table-cell>
          <table:table-cell table:style-name="ce14" office:value-type="string">
            <text:p>10 - AUG-07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304">
            <text:p>39304</text:p>
          </table:table-cell>
          <table:table-cell table:style-name="Default"/>
          <table:table-cell/>
          <table:table-cell table:style-name="Default" table:formula="oooc:=IF(ISBLANK([.M201]);[.A201];[.M201])" office:value-type="float" office:value="39304">
            <text:p>39304</text:p>
          </table:table-cell>
          <table:table-cell table:style-name="Default" table:formula="oooc:=IF(ISBLANK([.O201]);IF(ISERROR([.B201]);&quot;Err:&quot;&amp;ERRORTYPE([.B201])=[.M201];OR([.P201]=[.B201];AND(ISNUMBER([.P201]);ISNUMBER([.B201]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2])" office:value-type="float" office:value="39666">
            <text:p>39666</text:p>
          </table:table-cell>
          <table:table-cell table:style-name="ce14" office:value-type="string">
            <text:p>AUGUST 06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666">
            <text:p>39666</text:p>
          </table:table-cell>
          <table:table-cell table:style-name="Default"/>
          <table:table-cell/>
          <table:table-cell table:style-name="Default" table:formula="oooc:=IF(ISBLANK([.M202]);[.A202];[.M202])" office:value-type="float" office:value="39666">
            <text:p>39666</text:p>
          </table:table-cell>
          <table:table-cell table:style-name="Default" table:formula="oooc:=IF(ISBLANK([.O202]);IF(ISERROR([.B202]);&quot;Err:&quot;&amp;ERRORTYPE([.B202])=[.M202];OR([.P202]=[.B202];AND(ISNUMBER([.P202]);ISNUMBER([.B202]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3])" office:value-type="float" office:value="38930">
            <text:p>38930</text:p>
          </table:table-cell>
          <table:table-cell table:style-name="ce14" office:value-type="string">
            <text:p>AUGUST 2006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8930">
            <text:p>38930</text:p>
          </table:table-cell>
          <table:table-cell table:style-name="Default"/>
          <table:table-cell/>
          <table:table-cell table:style-name="Default" table:formula="oooc:=IF(ISBLANK([.M203]);[.A203];[.M203])" office:value-type="float" office:value="38930">
            <text:p>38930</text:p>
          </table:table-cell>
          <table:table-cell table:style-name="Default" table:formula="oooc:=IF(ISBLANK([.O203]);IF(ISERROR([.B203]);&quot;Err:&quot;&amp;ERRORTYPE([.B203])=[.M203];OR([.P203]=[.B203];AND(ISNUMBER([.P203]);ISNUMBER([.B203]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4])" office:value-type="float" office:value="0">
            <text:p>Err:502</text:p>
          </table:table-cell>
          <table:table-cell table:style-name="ce14" office:value-type="string">
            <text:p>FEB 30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04]);[.A204];[.M204])" office:value-type="string" office:string-value="Err:502">
            <text:p>Err:502</text:p>
          </table:table-cell>
          <table:table-cell table:style-name="Default" table:formula="oooc:=IF(ISBLANK([.O204]);IF(ISERROR([.B204]);&quot;Err:&quot;&amp;ERRORTYPE([.B204])=[.M204];OR([.P204]=[.B204];AND(ISNUMBER([.P204]);ISNUMBER([.B204]);OR(AND([.P204]=0;ABS([.B204])&lt;1E-307);&quot;&quot;&amp;[.B204]=&quot;&quot;&amp;[.P204]))));[.O2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5])" office:value-type="float" office:value="39669">
            <text:p>39669</text:p>
          </table:table-cell>
          <table:table-cell table:style-name="ce14" office:value-type="string">
            <text:p>09-AUGUST-2008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30" office:value-type="float" office:value="39669">
            <text:p>39669</text:p>
          </table:table-cell>
          <table:table-cell table:style-name="Default"/>
          <table:table-cell/>
          <table:table-cell table:style-name="Default" table:formula="oooc:=IF(ISBLANK([.M205]);[.A205];[.M205])" office:value-type="float" office:value="39669">
            <text:p>39669</text:p>
          </table:table-cell>
          <table:table-cell table:style-name="Default" table:formula="oooc:=IF(ISBLANK([.O205]);IF(ISERROR([.B205]);&quot;Err:&quot;&amp;ERRORTYPE([.B205])=[.M205];OR([.P205]=[.B205];AND(ISNUMBER([.P205]);ISNUMBER([.B205]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6])" office:value-type="float" office:value="39669">
            <text:p>39669</text:p>
          </table:table-cell>
          <table:table-cell table:style-name="ce14" office:value-type="string">
            <text:p>09/AUGUST-2008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669">
            <text:p>39669</text:p>
          </table:table-cell>
          <table:table-cell table:style-name="Default"/>
          <table:table-cell/>
          <table:table-cell table:style-name="Default" table:formula="oooc:=IF(ISBLANK([.M206]);[.A206];[.M206])" office:value-type="float" office:value="39669">
            <text:p>39669</text:p>
          </table:table-cell>
          <table:table-cell table:style-name="Default" table:formula="oooc:=IF(ISBLANK([.O206]);IF(ISERROR([.B206]);&quot;Err:&quot;&amp;ERRORTYPE([.B206])=[.M206];OR([.P206]=[.B206];AND(ISNUMBER([.P206]);ISNUMBER([.B206]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7])" office:value-type="float" office:value="39669">
            <text:p>39669</text:p>
          </table:table-cell>
          <table:table-cell table:style-name="ce14" office:value-type="string">
            <text:p>09 AUGUST 2008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669">
            <text:p>39669</text:p>
          </table:table-cell>
          <table:table-cell table:style-name="Default"/>
          <table:table-cell/>
          <table:table-cell table:style-name="Default" table:formula="oooc:=IF(ISBLANK([.M207]);[.A207];[.M207])" office:value-type="float" office:value="39669">
            <text:p>39669</text:p>
          </table:table-cell>
          <table:table-cell table:style-name="Default" table:formula="oooc:=IF(ISBLANK([.O207]);IF(ISERROR([.B207]);&quot;Err:&quot;&amp;ERRORTYPE([.B207])=[.M207];OR([.P207]=[.B207];AND(ISNUMBER([.P207]);ISNUMBER([.B207]);OR(AND([.P207]=0;ABS([.B207])&lt;1E-307);&quot;&quot;&amp;[.B207]=&quot;&quot;&amp;[.P207]))));[.O2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8])" office:value-type="float" office:value="39471">
            <text:p>39471</text:p>
          </table:table-cell>
          <table:table-cell table:style-name="ce14" office:value-type="string">
            <text:p>January <text:s/>2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471">
            <text:p>39471</text:p>
          </table:table-cell>
          <table:table-cell table:style-name="Default"/>
          <table:table-cell/>
          <table:table-cell table:style-name="Default" table:formula="oooc:=IF(ISBLANK([.M208]);[.A208];[.M208])" office:value-type="float" office:value="39471">
            <text:p>39471</text:p>
          </table:table-cell>
          <table:table-cell table:style-name="Default" table:formula="oooc:=IF(ISBLANK([.O208]);IF(ISERROR([.B208]);&quot;Err:&quot;&amp;ERRORTYPE([.B208])=[.M208];OR([.P208]=[.B208];AND(ISNUMBER([.P208]);ISNUMBER([.B208]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9])" office:value-type="float" office:value="0">
            <text:p>Err:502</text:p>
          </table:table-cell>
          <table:table-cell table:style-name="ce14" office:value-type="string">
            <text:p>2007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09]);[.A209];[.M209])" office:value-type="string" office:string-value="Err:502">
            <text:p>Err:502</text:p>
          </table:table-cell>
          <table:table-cell table:style-name="Default" table:formula="oooc:=IF(ISBLANK([.O209]);IF(ISERROR([.B209]);&quot;Err:&quot;&amp;ERRORTYPE([.B209])=[.M209];OR([.P209]=[.B209];AND(ISNUMBER([.P209]);ISNUMBER([.B209]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10])" office:value-type="float" office:value="0">
            <text:p>Err:502</text:p>
          </table:table-cell>
          <table:table-cell table:style-name="ce14" office:value-type="string">
            <text:p>37/1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10]);[.A210];[.M210])" office:value-type="string" office:string-value="Err:502">
            <text:p>Err:502</text:p>
          </table:table-cell>
          <table:table-cell table:style-name="Default" table:formula="oooc:=IF(ISBLANK([.O210]);IF(ISERROR([.B210]);&quot;Err:&quot;&amp;ERRORTYPE([.B210])=[.M210];OR([.P210]=[.B210];AND(ISNUMBER([.P210]);ISNUMBER([.B210]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ooc:=DATEVALUE([.C211])" office:value-type="float" office:value="0">
            <text:p>Err:502</text:p>
          </table:table-cell>
          <table:table-cell table:style-name="ce14" office:value-type="string">
            <text:p>1-3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11]);[.A211];[.M211])" office:value-type="string" office:string-value="Err:502">
            <text:p>Err:502</text:p>
          </table:table-cell>
          <table:table-cell table:style-name="Default" table:formula="oooc:=IF(ISBLANK([.O211]);IF(ISERROR([.B211]);&quot;Err:&quot;&amp;ERRORTYPE([.B211])=[.M211];OR([.P211]=[.B211];AND(ISNUMBER([.P211]);ISNUMBER([.B211]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ooc:=DATEVALUE([.C212])" office:value-type="float" office:value="0">
            <text:p>Err:502</text:p>
          </table:table-cell>
          <table:table-cell table:style-name="ce14" office:value-type="string">
            <text:p>1/3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12]);[.A212];[.M212])" office:value-type="string" office:string-value="Err:502">
            <text:p>Err:502</text:p>
          </table:table-cell>
          <table:table-cell table:style-name="Default" table:formula="oooc:=IF(ISBLANK([.O212]);IF(ISERROR([.B212]);&quot;Err:&quot;&amp;ERRORTYPE([.B212])=[.M212];OR([.P212]=[.B212];AND(ISNUMBER([.P212]);ISNUMBER([.B212]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ooc:=DATEVALUE([.C213])" office:value-type="float" office:value="0">
            <text:p>Err:502</text:p>
          </table:table-cell>
          <table:table-cell table:style-name="ce14" office:value-type="string">
            <text:p>1/193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13]);[.A213];[.M213])" office:value-type="string" office:string-value="Err:502">
            <text:p>Err:502</text:p>
          </table:table-cell>
          <table:table-cell table:style-name="Default" table:formula="oooc:=IF(ISBLANK([.O213]);IF(ISERROR([.B213]);&quot;Err:&quot;&amp;ERRORTYPE([.B213])=[.M213];OR([.P213]=[.B213];AND(ISNUMBER([.P213]);ISNUMBER([.B213]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ooc:=DATEVALUE([.C214])" office:value-type="float" office:value="39455">
            <text:p>39455</text:p>
          </table:table-cell>
          <table:table-cell table:style-name="ce14" office:value-type="string">
            <text:p>1/8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455">
            <text:p>39455</text:p>
          </table:table-cell>
          <table:table-cell table:style-name="Default"/>
          <table:table-cell/>
          <table:table-cell table:style-name="Default" table:formula="oooc:=IF(ISBLANK([.M214]);[.A214];[.M214])" office:value-type="float" office:value="39455">
            <text:p>39455</text:p>
          </table:table-cell>
          <table:table-cell table:style-name="Default" table:formula="oooc:=IF(ISBLANK([.O214]);IF(ISERROR([.B214]);&quot;Err:&quot;&amp;ERRORTYPE([.B214])=[.M214];OR([.P214]=[.B214];AND(ISNUMBER([.P214]);ISNUMBER([.B214]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39145</text:p>
          </table:table-cell>
          <table:table-cell table:style-name="ce12" table:formula="oooc:=DATEVALUE([.C215])" office:value-type="float" office:value="0">
            <text:p>Err:502</text:p>
          </table:table-cell>
          <table:table-cell table:style-name="ce14" office:value-type="string">
            <text:p>2/32/2007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15]);[.A215];[.M215])" office:value-type="string" office:string-value="Err:502">
            <text:p>Err:502</text:p>
          </table:table-cell>
          <table:table-cell table:style-name="Default" table:formula="oooc:=IF(ISBLANK([.O215]);IF(ISERROR([.B215]);&quot;Err:&quot;&amp;ERRORTYPE([.B215])=[.M215];OR([.P215]=[.B215];AND(ISNUMBER([.P215]);ISNUMBER([.B215]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ooc:=DATEVALUE([.C216])" office:value-type="float" office:value="0">
            <text:p>Err:502</text:p>
          </table:table-cell>
          <table:table-cell table:style-name="ce14" office:value-type="string">
            <text:p>1/2008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16]);[.A216];[.M216])" office:value-type="string" office:string-value="Err:502">
            <text:p>Err:502</text:p>
          </table:table-cell>
          <table:table-cell table:style-name="Default" table:formula="oooc:=IF(ISBLANK([.O216]);IF(ISERROR([.B216]);&quot;Err:&quot;&amp;ERRORTYPE([.B216])=[.M216];OR([.P216]=[.B216];AND(ISNUMBER([.P216]);ISNUMBER([.B216]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7" office:value-type="float" office:value="39090">
            <text:p>39090</text:p>
          </table:table-cell>
          <table:table-cell table:style-name="ce12" table:formula="oooc:=DATEVALUE([.C217])" office:value-type="float" office:value="39090">
            <text:p>39090</text:p>
          </table:table-cell>
          <table:table-cell table:style-name="ce14" office:value-type="string">
            <text:p>1/8/200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17]);[.A217];[.M217])" office:value-type="float" office:value="39090">
            <text:p>39090</text:p>
          </table:table-cell>
          <table:table-cell table:style-name="Default" table:formula="oooc:=IF(ISBLANK([.O217]);IF(ISERROR([.B217]);&quot;Err:&quot;&amp;ERRORTYPE([.B217])=[.M217];OR([.P217]=[.B217];AND(ISNUMBER([.P217]);ISNUMBER([.B217]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18])" office:value-type="float" office:value="0">
            <text:p>Err:502</text:p>
          </table:table-cell>
          <table:table-cell table:style-name="ce14" office:value-type="string">
            <text:p>09 AUGUST, 2008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18]);[.A218];[.M218])" office:value-type="string" office:string-value="Err:502">
            <text:p>Err:502</text:p>
          </table:table-cell>
          <table:table-cell table:style-name="Default" table:formula="oooc:=IF(ISBLANK([.O218]);IF(ISERROR([.B218]);&quot;Err:&quot;&amp;ERRORTYPE([.B218])=[.M218];OR([.P218]=[.B218];AND(ISNUMBER([.P218]);ISNUMBER([.B218]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19])" office:value-type="float" office:value="0">
            <text:p>Err:502</text:p>
          </table:table-cell>
          <table:table-cell table:style-name="ce14" office:value-type="string">
            <text:p>2009 AUGUST 08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19]);[.A219];[.M219])" office:value-type="string" office:string-value="Err:502">
            <text:p>Err:502</text:p>
          </table:table-cell>
          <table:table-cell table:style-name="Default" table:formula="oooc:=IF(ISBLANK([.O219]);IF(ISERROR([.B219]);&quot;Err:&quot;&amp;ERRORTYPE([.B219])=[.M219];OR([.P219]=[.B219];AND(ISNUMBER([.P219]);ISNUMBER([.B219]);OR(AND([.P219]=0;ABS([.B219])&lt;1E-307);&quot;&quot;&amp;[.B219]=&quot;&quot;&amp;[.P219]))));[.O2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0])" office:value-type="float" office:value="40033">
            <text:p>40033</text:p>
          </table:table-cell>
          <table:table-cell table:style-name="ce14" office:value-type="string">
            <text:p>AUGUST 08 2009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40033">
            <text:p>40033</text:p>
          </table:table-cell>
          <table:table-cell table:style-name="Default"/>
          <table:table-cell/>
          <table:table-cell table:style-name="Default" table:formula="oooc:=IF(ISBLANK([.M220]);[.A220];[.M220])" office:value-type="float" office:value="40033">
            <text:p>40033</text:p>
          </table:table-cell>
          <table:table-cell table:style-name="Default" table:formula="oooc:=IF(ISBLANK([.O220]);IF(ISERROR([.B220]);&quot;Err:&quot;&amp;ERRORTYPE([.B220])=[.M220];OR([.P220]=[.B220];AND(ISNUMBER([.P220]);ISNUMBER([.B220]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1])" office:value-type="float" office:value="0">
            <text:p>Err:502</text:p>
          </table:table-cell>
          <table:table-cell table:style-name="ce14" office:value-type="string">
            <text:p>2009 08 AUG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21]);[.A221];[.M221])" office:value-type="string" office:string-value="Err:502">
            <text:p>Err:502</text:p>
          </table:table-cell>
          <table:table-cell table:style-name="Default" table:formula="oooc:=IF(ISBLANK([.O221]);IF(ISERROR([.B221]);&quot;Err:&quot;&amp;ERRORTYPE([.B221])=[.M221];OR([.P221]=[.B221];AND(ISNUMBER([.P221]);ISNUMBER([.B221]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2])" office:value-type="float" office:value="35652">
            <text:p>35652</text:p>
          </table:table-cell>
          <table:table-cell table:style-name="ce14" office:value-type="string">
            <text:p>08.10.9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652">
            <text:p>35652</text:p>
          </table:table-cell>
          <table:table-cell table:style-name="Default"/>
          <table:table-cell/>
          <table:table-cell table:style-name="Default" table:formula="oooc:=IF(ISBLANK([.M222]);[.A222];[.M222])" office:value-type="float" office:value="35652">
            <text:p>35652</text:p>
          </table:table-cell>
          <table:table-cell table:style-name="Default" table:formula="oooc:=IF(ISBLANK([.O222]);IF(ISERROR([.B222]);&quot;Err:&quot;&amp;ERRORTYPE([.B222])=[.M222];OR([.P222]=[.B222];AND(ISNUMBER([.P222]);ISNUMBER([.B222]);OR(AND([.P222]=0;ABS([.B222])&lt;1E-307);&quot;&quot;&amp;[.B222]=&quot;&quot;&amp;[.P222]))));[.O2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3])" office:value-type="float" office:value="36901">
            <text:p>36901</text:p>
          </table:table-cell>
          <table:table-cell table:style-name="ce14" office:value-type="string">
            <text:p>01.10.01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6901">
            <text:p>36901</text:p>
          </table:table-cell>
          <table:table-cell table:style-name="Default"/>
          <table:table-cell/>
          <table:table-cell table:style-name="Default" table:formula="oooc:=IF(ISBLANK([.M223]);[.A223];[.M223])" office:value-type="float" office:value="36901">
            <text:p>36901</text:p>
          </table:table-cell>
          <table:table-cell table:style-name="Default" table:formula="oooc:=IF(ISBLANK([.O223]);IF(ISERROR([.B223]);&quot;Err:&quot;&amp;ERRORTYPE([.B223])=[.M223];OR([.P223]=[.B223];AND(ISNUMBER([.P223]);ISNUMBER([.B223]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35981</text:p>
          </table:table-cell>
          <table:table-cell table:style-name="Default" table:formula="oooc:=DATEVALUE([.C224])" office:value-type="float" office:value="0">
            <text:p>Err:502</text:p>
          </table:table-cell>
          <table:table-cell table:style-name="ce14" office:value-type="string">
            <text:p>7/5/98 12:21:1f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24]);[.A224];[.M224])" office:value-type="string" office:string-value="Err:502">
            <text:p>Err:502</text:p>
          </table:table-cell>
          <table:table-cell table:style-name="Default" table:formula="oooc:=IF(ISBLANK([.O224]);IF(ISERROR([.B224]);&quot;Err:&quot;&amp;ERRORTYPE([.B224])=[.M224];OR([.P224]=[.B224];AND(ISNUMBER([.P224]);ISNUMBER([.B224]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5])" office:value-type="float" office:value="35652">
            <text:p>35652</text:p>
          </table:table-cell>
          <table:table-cell table:style-name="ce14" office:value-type="string">
            <text:p>08.10.199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652">
            <text:p>35652</text:p>
          </table:table-cell>
          <table:table-cell table:style-name="Default"/>
          <table:table-cell/>
          <table:table-cell table:style-name="Default" table:formula="oooc:=IF(ISBLANK([.M225]);[.A225];[.M225])" office:value-type="float" office:value="35652">
            <text:p>35652</text:p>
          </table:table-cell>
          <table:table-cell table:style-name="Default" table:formula="oooc:=IF(ISBLANK([.O225]);IF(ISERROR([.B225]);&quot;Err:&quot;&amp;ERRORTYPE([.B225])=[.M225];OR([.P225]=[.B225];AND(ISNUMBER([.P225]);ISNUMBER([.B225]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Default"/>
          <table:table-cell table:style-name="ce14" table:number-columns-repeated="4"/>
          <table:table-cell table:style-name="ce25" table:number-columns-repeated="3"/>
          <table:table-cell table:style-name="ce27"/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3" table:formula="oooc:=TIMEVALUE([.C227])" office:value-type="float" office:value="35981.5090277778">
            <text:p>35981.50902777780</text:p>
          </table:table-cell>
          <table:table-cell table:style-name="ce14" office:value-type="string">
            <text:p>7/5/1998 12: 13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TIMEVALUE</text:p>
          </table:table-cell>
          <table:table-cell table:style-name="ce29" office:value-type="float" office:value="35981.5090277778">
            <text:p>35981.51</text:p>
          </table:table-cell>
          <table:table-cell table:style-name="Default"/>
          <table:table-cell/>
          <table:table-cell table:style-name="Default" table:formula="oooc:=IF(ISBLANK([.M227]);[.A227];[.M227])" office:value-type="float" office:value="35981.5090277778">
            <text:p>35981.51</text:p>
          </table:table-cell>
          <table:table-cell table:style-name="Default" table:formula="oooc:=IF(ISBLANK([.O227]);IF(ISERROR([.B227]);&quot;Err:&quot;&amp;ERRORTYPE([.B227])=[.M227];OR([.P227]=[.B227];AND(ISNUMBER([.P227]);ISNUMBER([.B227]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3" table:formula="oooc:=TIMEVALUE([.C228])" office:value-type="float" office:value="35981.5091898148">
            <text:p>35981.50918981480</text:p>
          </table:table-cell>
          <table:table-cell table:style-name="ce14" office:value-type="string">
            <text:p>7/5/98 12:13:14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1898148">
            <text:p>35981.51</text:p>
          </table:table-cell>
          <table:table-cell table:style-name="Default"/>
          <table:table-cell/>
          <table:table-cell table:style-name="Default" table:formula="oooc:=IF(ISBLANK([.M228]);[.A228];[.M228])" office:value-type="float" office:value="35981.5091898148">
            <text:p>35981.51</text:p>
          </table:table-cell>
          <table:table-cell table:style-name="Default" table:formula="oooc:=IF(ISBLANK([.O228]);IF(ISERROR([.B228]);&quot;Err:&quot;&amp;ERRORTYPE([.B228])=[.M228];OR([.P228]=[.B228];AND(ISNUMBER([.P228]);ISNUMBER([.B228]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">
            <text:p>0.00000000000</text:p>
          </table:table-cell>
          <table:table-cell table:style-name="ce13" table:formula="oooc:=TIMEVALUE([.C229])" office:value-type="float" office:value="0">
            <text:p>Err:502</text:p>
          </table:table-cell>
          <table:table-cell table:style-name="ce14" office:value-type="string">
            <text:p>7/5/1998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ooc:=IF(ISBLANK([.M229]);[.A229];[.M229])" office:value-type="string" office:string-value="Err:502">
            <text:p>Err:502</text:p>
          </table:table-cell>
          <table:table-cell table:style-name="Default" table:formula="oooc:=IF(ISBLANK([.O229]);IF(ISERROR([.B229]);&quot;Err:&quot;&amp;ERRORTYPE([.B229])=[.M229];OR([.P229]=[.B229];AND(ISNUMBER([.P229]);ISNUMBER([.B229]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7778">
            <text:p>0.50902777778</text:p>
          </table:table-cell>
          <table:table-cell table:style-name="ce13" table:formula="oooc:=TIMEVALUE([.C230])" office:value-type="float" office:value="0.509027777777778">
            <text:p>0.50902777778</text:p>
          </table:table-cell>
          <table:table-cell table:style-name="ce14" office:value-type="string">
            <text:p>12:13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30]);[.A230];[.M230])" office:value-type="float" office:value="0.509027777777778">
            <text:p>0.51</text:p>
          </table:table-cell>
          <table:table-cell table:style-name="Default" table:formula="oooc:=IF(ISBLANK([.O230]);IF(ISERROR([.B230]);&quot;Err:&quot;&amp;ERRORTYPE([.B230])=[.M230];OR([.P230]=[.B230];AND(ISNUMBER([.P230]);ISNUMBER([.B230]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4815">
            <text:p>0.50918981481</text:p>
          </table:table-cell>
          <table:table-cell table:style-name="ce13" table:formula="oooc:=TIMEVALUE([.C231])" office:value-type="float" office:value="0.509189814814815">
            <text:p>0.50918981481</text:p>
          </table:table-cell>
          <table:table-cell table:style-name="ce14" office:value-type="string">
            <text:p>12:13:14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31]);[.A231];[.M231])" office:value-type="float" office:value="0.509189814814815">
            <text:p>0.51</text:p>
          </table:table-cell>
          <table:table-cell table:style-name="Default" table:formula="oooc:=IF(ISBLANK([.O231]);IF(ISERROR([.B231]);&quot;Err:&quot;&amp;ERRORTYPE([.B231])=[.M231];OR([.P231]=[.B231];AND(ISNUMBER([.P231]);ISNUMBER([.B231]);OR(AND([.P231]=0;ABS([.B231])&lt;1E-307);&quot;&quot;&amp;[.B231]=&quot;&quot;&amp;[.P231]))));[.O2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02777777777778">
            <text:p>0.00902777778</text:p>
          </table:table-cell>
          <table:table-cell table:style-name="ce13" table:formula="oooc:=TIMEVALUE([.C232])" office:value-type="float" office:value="0.00902777777777778">
            <text:p>0.00902777778</text:p>
          </table:table-cell>
          <table:table-cell table:style-name="ce14" office:value-type="string">
            <text:p>0:13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32]);[.A232];[.M232])" office:value-type="float" office:value="0.00902777777777778">
            <text:p>0.01</text:p>
          </table:table-cell>
          <table:table-cell table:style-name="Default" table:formula="oooc:=IF(ISBLANK([.O232]);IF(ISERROR([.B232]);&quot;Err:&quot;&amp;ERRORTYPE([.B232])=[.M232];OR([.P232]=[.B232];AND(ISNUMBER([.P232]);ISNUMBER([.B232]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18981481481481">
            <text:p>0.00918981481</text:p>
          </table:table-cell>
          <table:table-cell table:style-name="ce13" table:formula="oooc:=TIMEVALUE([.C233])" office:value-type="float" office:value="0.00918981481481482">
            <text:p>0.00918981481</text:p>
          </table:table-cell>
          <table:table-cell table:style-name="ce14" office:value-type="string">
            <text:p>0:13:14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33]);[.A233];[.M233])" office:value-type="float" office:value="0.00918981481481481">
            <text:p>0.01</text:p>
          </table:table-cell>
          <table:table-cell table:style-name="Default" table:formula="oooc:=IF(ISBLANK([.O233]);IF(ISERROR([.B233]);&quot;Err:&quot;&amp;ERRORTYPE([.B233])=[.M233];OR([.P233]=[.B233];AND(ISNUMBER([.P233]);ISNUMBER([.B233]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3" table:formula="oooc:=TIMEVALUE([.C234])" office:value-type="float" office:value="35981.5090277778">
            <text:p>35981.50902777780</text:p>
          </table:table-cell>
          <table:table-cell table:style-name="ce14" office:value-type="string">
            <text:p>7/5/1998 12:13 PM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0277778">
            <text:p>35981.51</text:p>
          </table:table-cell>
          <table:table-cell table:style-name="Default"/>
          <table:table-cell/>
          <table:table-cell table:style-name="Default" table:formula="oooc:=IF(ISBLANK([.M234]);[.A234];[.M234])" office:value-type="float" office:value="35981.5090277778">
            <text:p>35981.51</text:p>
          </table:table-cell>
          <table:table-cell table:style-name="Default" table:formula="oooc:=IF(ISBLANK([.O234]);IF(ISERROR([.B234]);&quot;Err:&quot;&amp;ERRORTYPE([.B234])=[.M234];OR([.P234]=[.B234];AND(ISNUMBER([.P234]);ISNUMBER([.B234]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3" table:formula="oooc:=TIMEVALUE([.C235])" office:value-type="float" office:value="35981.5091898148">
            <text:p>35981.50918981480</text:p>
          </table:table-cell>
          <table:table-cell table:style-name="ce14" office:value-type="string">
            <text:p>7/5/98 12:13:14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1898148">
            <text:p>35981.51</text:p>
          </table:table-cell>
          <table:table-cell table:style-name="Default"/>
          <table:table-cell/>
          <table:table-cell table:style-name="Default" table:formula="oooc:=IF(ISBLANK([.M235]);[.A235];[.M235])" office:value-type="float" office:value="35981.5091898148">
            <text:p>35981.51</text:p>
          </table:table-cell>
          <table:table-cell table:style-name="Default" table:formula="oooc:=IF(ISBLANK([.O235]);IF(ISERROR([.B235]);&quot;Err:&quot;&amp;ERRORTYPE([.B235])=[.M235];OR([.P235]=[.B235];AND(ISNUMBER([.P235]);ISNUMBER([.B235]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7778">
            <text:p>0.50902777778</text:p>
          </table:table-cell>
          <table:table-cell table:style-name="ce13" table:formula="oooc:=TIMEVALUE([.C236])" office:value-type="float" office:value="0.509027777777778">
            <text:p>0.50902777778</text:p>
          </table:table-cell>
          <table:table-cell table:style-name="ce14" office:value-type="string">
            <text:p>12:13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36]);[.A236];[.M236])" office:value-type="float" office:value="0.509027777777778">
            <text:p>0.51</text:p>
          </table:table-cell>
          <table:table-cell table:style-name="Default" table:formula="oooc:=IF(ISBLANK([.O236]);IF(ISERROR([.B236]);&quot;Err:&quot;&amp;ERRORTYPE([.B236])=[.M236];OR([.P236]=[.B236];AND(ISNUMBER([.P236]);ISNUMBER([.B236]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4815">
            <text:p>0.50918981481</text:p>
          </table:table-cell>
          <table:table-cell table:style-name="ce13" table:formula="oooc:=TIMEVALUE([.C237])" office:value-type="float" office:value="0.509189814814815">
            <text:p>0.50918981481</text:p>
          </table:table-cell>
          <table:table-cell table:style-name="ce14" office:value-type="string">
            <text:p>12:13:14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37]);[.A237];[.M237])" office:value-type="float" office:value="0.509189814814815">
            <text:p>0.51</text:p>
          </table:table-cell>
          <table:table-cell table:style-name="Default" table:formula="oooc:=IF(ISBLANK([.O237]);IF(ISERROR([.B237]);&quot;Err:&quot;&amp;ERRORTYPE([.B237])=[.M237];OR([.P237]=[.B237];AND(ISNUMBER([.P237]);ISNUMBER([.B237]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7778">
            <text:p>0.50902777778</text:p>
          </table:table-cell>
          <table:table-cell table:style-name="ce13" table:formula="oooc:=TIMEVALUE([.C238])" office:value-type="float" office:value="0.509027777777778">
            <text:p>0.50902777778</text:p>
          </table:table-cell>
          <table:table-cell table:style-name="ce14" office:value-type="string">
            <text:p>0:13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38]);[.A238];[.M238])" office:value-type="float" office:value="0.509027777777778">
            <text:p>0.51</text:p>
          </table:table-cell>
          <table:table-cell table:style-name="Default" table:formula="oooc:=IF(ISBLANK([.O238]);IF(ISERROR([.B238]);&quot;Err:&quot;&amp;ERRORTYPE([.B238])=[.M238];OR([.P238]=[.B238];AND(ISNUMBER([.P238]);ISNUMBER([.B238]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4815">
            <text:p>0.50918981481</text:p>
          </table:table-cell>
          <table:table-cell table:style-name="ce13" table:formula="oooc:=TIMEVALUE([.C239])" office:value-type="float" office:value="0.509189814814815">
            <text:p>0.50918981481</text:p>
          </table:table-cell>
          <table:table-cell table:style-name="ce14" office:value-type="string">
            <text:p>0:13:14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39]);[.A239];[.M239])" office:value-type="float" office:value="0.509189814814815">
            <text:p>0.51</text:p>
          </table:table-cell>
          <table:table-cell table:style-name="Default" table:formula="oooc:=IF(ISBLANK([.O239]);IF(ISERROR([.B239]);&quot;Err:&quot;&amp;ERRORTYPE([.B239])=[.M239];OR([.P239]=[.B239];AND(ISNUMBER([.P239]);ISNUMBER([.B239]);OR(AND([.P239]=0;ABS([.B239])&lt;1E-307);&quot;&quot;&amp;[.B239]=&quot;&quot;&amp;[.P239]))));[.O2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02777777777778">
            <text:p>0.00902777778</text:p>
          </table:table-cell>
          <table:table-cell table:style-name="ce13" table:formula="oooc:=TIMEVALUE([.C240])" office:value-type="float" office:value="0.00902777777777778">
            <text:p>0.00902777778</text:p>
          </table:table-cell>
          <table:table-cell table:style-name="ce14" office:value-type="string">
            <text:p>12:13 AM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40]);[.A240];[.M240])" office:value-type="float" office:value="0.00902777777777778">
            <text:p>0.01</text:p>
          </table:table-cell>
          <table:table-cell table:style-name="Default" table:formula="oooc:=IF(ISBLANK([.O240]);IF(ISERROR([.B240]);&quot;Err:&quot;&amp;ERRORTYPE([.B240])=[.M240];OR([.P240]=[.B240];AND(ISNUMBER([.P240]);ISNUMBER([.B240]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18981481481481">
            <text:p>0.00918981481</text:p>
          </table:table-cell>
          <table:table-cell table:style-name="ce13" table:formula="oooc:=TIMEVALUE([.C241])" office:value-type="float" office:value="0.00918981481481482">
            <text:p>0.00918981481</text:p>
          </table:table-cell>
          <table:table-cell table:style-name="ce14" office:value-type="string">
            <text:p>12:13:14 AM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41]);[.A241];[.M241])" office:value-type="float" office:value="0.00918981481481481">
            <text:p>0.01</text:p>
          </table:table-cell>
          <table:table-cell table:style-name="Default" table:formula="oooc:=IF(ISBLANK([.O241]);IF(ISERROR([.B241]);&quot;Err:&quot;&amp;ERRORTYPE([.B241])=[.M241];OR([.P241]=[.B241];AND(ISNUMBER([.P241]);ISNUMBER([.B241]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02777777777778">
            <text:p>0.00902777778</text:p>
          </table:table-cell>
          <table:table-cell table:style-name="ce13" table:formula="oooc:=TIMEVALUE([.C242])" office:value-type="float" office:value="0.00902777777777778">
            <text:p>0.00902777778</text:p>
          </table:table-cell>
          <table:table-cell table:style-name="ce14" office:value-type="string">
            <text:p>0:13 AM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42]);[.A242];[.M242])" office:value-type="float" office:value="0.00902777777777778">
            <text:p>0.01</text:p>
          </table:table-cell>
          <table:table-cell table:style-name="Default" table:formula="oooc:=IF(ISBLANK([.O242]);IF(ISERROR([.B242]);&quot;Err:&quot;&amp;ERRORTYPE([.B242])=[.M242];OR([.P242]=[.B242];AND(ISNUMBER([.P242]);ISNUMBER([.B242]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18981481481481">
            <text:p>0.00918981481</text:p>
          </table:table-cell>
          <table:table-cell table:style-name="ce13" table:formula="oooc:=TIMEVALUE([.C243])" office:value-type="float" office:value="0.00918981481481482">
            <text:p>0.00918981481</text:p>
          </table:table-cell>
          <table:table-cell table:style-name="ce14" office:value-type="string">
            <text:p>0:13:14 AM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ooc:=IF(ISBLANK([.M243]);[.A243];[.M243])" office:value-type="float" office:value="0.00918981481481481">
            <text:p>0.01</text:p>
          </table:table-cell>
          <table:table-cell table:style-name="Default" table:formula="oooc:=IF(ISBLANK([.O243]);IF(ISERROR([.B243]);&quot;Err:&quot;&amp;ERRORTYPE([.B243])=[.M243];OR([.P243]=[.B243];AND(ISNUMBER([.P243]);ISNUMBER([.B243]);OR(AND([.P243]=0;ABS([.B243])&lt;1E-307);&quot;&quot;&amp;[.B243]=&quot;&quot;&amp;[.P243]))));[.O2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">
            <text:p>0.00000000000</text:p>
          </table:table-cell>
          <table:table-cell table:style-name="ce13" table:formula="oooc:=TIMEVALUE([.C244])" office:value-type="float" office:value="35222">
            <text:p>35222.00000000000</text:p>
          </table:table-cell>
          <table:table-cell table:style-name="ce14" office:value-type="string">
            <text:p>6/6/1996 <text:s/>12:00:00 A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222">
            <text:p>35222</text:p>
          </table:table-cell>
          <table:table-cell table:style-name="Default"/>
          <table:table-cell/>
          <table:table-cell table:style-name="Default" table:formula="oooc:=IF(ISBLANK([.M244]);[.A244];[.M244])" office:value-type="float" office:value="35222">
            <text:p>35222</text:p>
          </table:table-cell>
          <table:table-cell table:style-name="Default" table:formula="oooc:=IF(ISBLANK([.O244]);IF(ISERROR([.B244]);&quot;Err:&quot;&amp;ERRORTYPE([.B244])=[.M244];OR([.P244]=[.B244];AND(ISNUMBER([.P244]);ISNUMBER([.B244]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3" table:formula="oooc:=TIMEVALUE([.C245])" office:value-type="float" office:value="35981.5090277778">
            <text:p>35981.50902777780</text:p>
          </table:table-cell>
          <table:table-cell table:style-name="ce14" office:value-type="string">
            <text:p>1998/7/5 12:13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0277778">
            <text:p>35981.51</text:p>
          </table:table-cell>
          <table:table-cell table:style-name="Default"/>
          <table:table-cell/>
          <table:table-cell table:style-name="Default" table:formula="oooc:=IF(ISBLANK([.M245]);[.A245];[.M245])" office:value-type="float" office:value="35981.5090277778">
            <text:p>35981.51</text:p>
          </table:table-cell>
          <table:table-cell table:style-name="Default" table:formula="oooc:=IF(ISBLANK([.O245]);IF(ISERROR([.B245]);&quot;Err:&quot;&amp;ERRORTYPE([.B245])=[.M245];OR([.P245]=[.B245];AND(ISNUMBER([.P245]);ISNUMBER([.B245]);OR(AND([.P245]=0;ABS([.B245])&lt;1E-307);&quot;&quot;&amp;[.B245]=&quot;&quot;&amp;[.P245]))));[.O2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3" table:formula="oooc:=TIMEVALUE([.C246])" office:value-type="float" office:value="35981.5091898148">
            <text:p>35981.50918981480</text:p>
          </table:table-cell>
          <table:table-cell table:style-name="ce14" office:value-type="string">
            <text:p>1998/7/5 12:13:1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1898148">
            <text:p>35981.51</text:p>
          </table:table-cell>
          <table:table-cell table:style-name="Default"/>
          <table:table-cell/>
          <table:table-cell table:style-name="Default" table:formula="oooc:=IF(ISBLANK([.M246]);[.A246];[.M246])" office:value-type="float" office:value="35981.5091898148">
            <text:p>35981.51</text:p>
          </table:table-cell>
          <table:table-cell table:style-name="Default" table:formula="oooc:=IF(ISBLANK([.O246]);IF(ISERROR([.B246]);&quot;Err:&quot;&amp;ERRORTYPE([.B246])=[.M246];OR([.P246]=[.B246];AND(ISNUMBER([.P246]);ISNUMBER([.B246]);OR(AND([.P246]=0;ABS([.B246])&lt;1E-307);&quot;&quot;&amp;[.B246]=&quot;&quot;&amp;[.P246]))));[.O2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3" table:formula="oooc:=TIMEVALUE([.C247])" office:value-type="float" office:value="35981.5090277778">
            <text:p>35981.50902777780</text:p>
          </table:table-cell>
          <table:table-cell table:style-name="ce14" office:value-type="string">
            <text:p>1998-7-5 12:13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0277778">
            <text:p>35981.51</text:p>
          </table:table-cell>
          <table:table-cell table:style-name="Default"/>
          <table:table-cell/>
          <table:table-cell table:style-name="Default" table:formula="oooc:=IF(ISBLANK([.M247]);[.A247];[.M247])" office:value-type="float" office:value="35981.5090277778">
            <text:p>35981.51</text:p>
          </table:table-cell>
          <table:table-cell table:style-name="Default" table:formula="oooc:=IF(ISBLANK([.O247]);IF(ISERROR([.B247]);&quot;Err:&quot;&amp;ERRORTYPE([.B247])=[.M247];OR([.P247]=[.B247];AND(ISNUMBER([.P247]);ISNUMBER([.B247]);OR(AND([.P247]=0;ABS([.B247])&lt;1E-307);&quot;&quot;&amp;[.B247]=&quot;&quot;&amp;[.P247]))));[.O2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3" table:formula="oooc:=TIMEVALUE([.C248])" office:value-type="float" office:value="35981.5091898148">
            <text:p>35981.50918981480</text:p>
          </table:table-cell>
          <table:table-cell table:style-name="ce14" office:value-type="string">
            <text:p>1998-7-5 12:13:14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981.5091898148">
            <text:p>35981.51</text:p>
          </table:table-cell>
          <table:table-cell table:style-name="Default"/>
          <table:table-cell/>
          <table:table-cell table:style-name="Default" table:formula="oooc:=IF(ISBLANK([.M248]);[.A248];[.M248])" office:value-type="float" office:value="35981.5091898148">
            <text:p>35981.51</text:p>
          </table:table-cell>
          <table:table-cell table:style-name="Default" table:formula="oooc:=IF(ISBLANK([.O248]);IF(ISERROR([.B248]);&quot;Err:&quot;&amp;ERRORTYPE([.B248])=[.M248];OR([.P248]=[.B248];AND(ISNUMBER([.P248]);ISNUMBER([.B248]);OR(AND([.P248]=0;ABS([.B248])&lt;1E-307);&quot;&quot;&amp;[.B248]=&quot;&quot;&amp;[.P248]))));[.O2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506944444444444">
            <text:p>0.05069444444</text:p>
          </table:table-cell>
          <table:table-cell table:style-name="ce13" table:formula="oooc:=TIMEVALUE([.C249])" office:value-type="float" office:value="2.05069444444444">
            <text:p>2.05069444444</text:p>
          </table:table-cell>
          <table:table-cell table:style-name="ce14" office:value-type="string">
            <text:p>49:13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2.05069444444444">
            <text:p>2.05</text:p>
          </table:table-cell>
          <table:table-cell table:style-name="Default"/>
          <table:table-cell/>
          <table:table-cell table:style-name="Default" table:formula="oooc:=IF(ISBLANK([.M249]);[.A249];[.M249])" office:value-type="float" office:value="2.05069444444444">
            <text:p>2.05</text:p>
          </table:table-cell>
          <table:table-cell table:style-name="Default" table:formula="oooc:=IF(ISBLANK([.O249]);IF(ISERROR([.B249]);&quot;Err:&quot;&amp;ERRORTYPE([.B249])=[.M249];OR([.P249]=[.B249];AND(ISNUMBER([.P249]);ISNUMBER([.B249]);OR(AND([.P249]=0;ABS([.B249])&lt;1E-307);&quot;&quot;&amp;[.B249]=&quot;&quot;&amp;[.P249]))));[.O249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11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9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4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9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9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4"/>
          <table:table-cell table:style-name="ce16"/>
          <table:table-cell table:style-name="ce14" table:number-columns-repeated="5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4"/>
          <table:table-cell table:style-name="ce15"/>
          <table:table-cell table:style-name="ce14" table:number-columns-repeated="5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8"/>
          <table:table-cell table:style-name="ce14" table:number-columns-repeated="6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8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9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9669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р.</number:text>
    </number:number-style>
    <number:number-style style:name="N149">
      <number:text>-</number:text>
      <number:number number:decimal-places="0" number:min-integer-digits="1" number:grouping="true"/>
      <number:text>р.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">
      <number:number number:decimal-places="2" number:min-integer-digits="1" number:grouping="true"/>
      <number:text>р.</number:text>
    </number:number-style>
    <number:number-style style:name="N152P0" style:volatile="true">
      <number:number number:decimal-places="2" number:min-integer-digits="1" number:grouping="true"/>
      <number:text>р.</number:text>
    </number:number-style>
    <number:number-style style:name="N152">
      <number:text>-</number:text>
      <number:number number:decimal-places="2" number:min-integer-digits="1" number:grouping="true"/>
      <number:text>р.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р. </number:text>
    </number:number-style>
    <number:number-style style:name="N157P1" style:volatile="true">
      <number:text>-</number:text>
      <number:number number:decimal-places="0" number:min-integer-digits="1" number:grouping="true"/>
      <number:text>р. </number:text>
    </number:number-style>
    <number:number-style style:name="N157P2" style:volatile="true">
      <number:text> -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integer-digits="1" number:grouping="true"/>
      <number:text>    </number:text>
    </number:number-style>
    <number:number-style style:name="N161P1" style:volatile="true">
      <number:text>-</number:text>
      <number:number number:decimal-places="0" number:min-integer-digits="1" number:grouping="true"/>
      <number:text>    </number:text>
    </number:number-style>
    <number:number-style style:name="N161P2" style:volatile="true">
      <number:text> -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р. </number:text>
    </number:number-style>
    <number:number-style style:name="N165P1" style:volatile="true">
      <number:text>-</number:text>
      <number:number number:decimal-places="2" number:min-integer-digits="1" number:grouping="true"/>
      <number:text>р. </number:text>
    </number:number-style>
    <number:number-style style:name="N165P2" style:volatile="true">
      <number:text> -</number:text>
      <number:number number:decimal-places="0" number:min-integer-digits="0"/>
      <number:text>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integer-digits="1" number:grouping="true"/>
      <number:text>    </number:text>
    </number:number-style>
    <number:number-style style:name="N169P2" style:volatile="true">
      <number:text> -</number:text>
      <number:number number: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SFr. </number:text>
      <number:number number:decimal-places="0" number:min-integer-digits="1" number:grouping="true"/>
    </number:number-style>
    <number:number-style style:name="N171">
      <number:text>SFr. 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SFr. </number:text>
      <number:number number:decimal-places="0" number:min-integer-digits="1" number:grouping="true"/>
    </number:number-style>
    <number:number-style style:name="N172">
      <style:text-properties fo:color="#ff0000"/>
      <number:text>SFr. -</number:text>
      <number:number number:decimal-places="0" number:min-integer-digits="1" number:grouping="true"/>
      <style:map style:condition="value()&gt;=0" style:apply-style-name="N172P0"/>
    </number:number-style>
    <number:number-style style:name="N174P0" style:volatile="true">
      <number:text>SFr. </number:text>
      <number:number number:decimal-places="2" number:min-integer-digits="1" number:grouping="true"/>
    </number:number-style>
    <number:number-style style:name="N174">
      <number:text>SFr. -</number:text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text>SFr. </number:text>
      <number:number number:decimal-places="2" number:min-integer-digits="1" number:grouping="true"/>
    </number:number-style>
    <number:number-style style:name="N175">
      <style:text-properties fo:color="#ff0000"/>
      <number:text>SFr. -</number:text>
      <number:number number:decimal-places="2" number:min-integer-digits="1" number:grouping="true"/>
      <style:map style:condition="value()&gt;=0" style:apply-style-name="N175P0"/>
    </number:number-style>
    <number:number-style style:name="N179P0" style:volatile="true">
      <number:text> SFr. </number:text>
      <number:number number:decimal-places="0" number:min-integer-digits="1" number:grouping="true"/>
      <number:text> </number:text>
    </number:number-style>
    <number:number-style style:name="N179P1" style:volatile="true">
      <number:text> SFr. -</number:text>
      <number:number number:decimal-places="0" number:min-integer-digits="1" number:grouping="true"/>
      <number:text> </number:text>
    </number:number-style>
    <number:number-style style:name="N179P2" style:volatile="true">
      <number:text> SFr.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SFr. </number:text>
      <number:number number:decimal-places="2" number:min-integer-digits="1" number:grouping="true"/>
      <number:text> </number:text>
    </number:number-style>
    <number:number-style style:name="N185P1" style:volatile="true">
      <number:text> SFr. -</number:text>
      <number:number number:decimal-places="2" number:min-integer-digits="1" number:grouping="true"/>
      <number:text> </number:text>
    </number:number-style>
    <number:number-style style:name="N185P2" style:volatile="true">
      <number:text> SFr.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P1" style:volatile="true">
      <number:text> -</number:text>
      <number:number number:decimal-places="2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8" number:min-integer-digits="1"/>
    </number:number-style>
    <number:number-style style:name="N189">
      <number:number number:decimal-places="7" number:min-integer-digits="1"/>
    </number:number-style>
    <number:number-style style:name="N190">
      <number:number number:decimal-places="6" number:min-integer-digits="1"/>
    </number:number-style>
    <number:number-style style:name="N191">
      <number:number number:decimal-places="5" number:min-integer-digits="1"/>
    </number:number-style>
    <number:number-style style:name="N192">
      <number:number number:decimal-places="4" number:min-integer-digits="1"/>
    </number:number-style>
    <number:number-style style:name="N193">
      <number:number number:decimal-places="3" number:min-integer-digits="1"/>
    </number:number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-</number:text>
      <number:number number:decimal-places="3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-</number:text>
      <number:number number:decimal-places="4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-</number:text>
      <number:number number:decimal-places="5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-</number:text>
      <number:number number:decimal-places="6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-</number:text>
      <number:number number:decimal-places="1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-</number:text>
      <number:number number:decimal-places="0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True</number:text>
    </number:number-style>
    <number:number-style style:name="N213P1" style:volatile="true">
      <number:text>True</number:text>
    </number:number-style>
    <number:number-style style:name="N213">
      <number:text>False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number:date-style style:name="N21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19">
      <number:currency-symbol number:language="en" number:country="US">$</number:currency-symbol>
      <number:number number:decimal-places="2" number:min-integer-digits="1" number:grouping="true"/>
    </number:currency-style>
    <number:number-style style:name="N220">
      <number:number number:decimal-places="15" number:min-integer-digits="1"/>
    </number:number-style>
    <number:number-style style:name="N221">
      <number:number number:decimal-places="20" number:min-integer-digits="1"/>
    </number:number-style>
    <number:number-style style:name="N222">
      <number:number number:decimal-places="11" number:min-integer-digits="1"/>
    </number:number-style>
    <number:number-style style:name="N223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5/01/2008</text:date>, <text:time>19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1-22T22:05:38</meta:creation-date>
    <dc:date>2008-05-01T19:02:55</dc:date>
    <dc:language>ru-RU</dc:language>
    <meta:editing-cycles>12</meta:editing-cycles>
    <meta:editing-duration>PT1H25M56S</meta:editing-duration>
    <meta:user-defined meta:name="Info 1"/>
    <meta:user-defined meta:name="Info 2"/>
    <meta:user-defined meta:name="Info 3"/>
    <meta:user-defined meta:name="Info 4"/>
    <meta:document-statistic meta:table-count="1" meta:cell-count="2059"/>
  </office:meta>
</office:document-meta>
</file>